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486/content.xml" manifest:media-type="text/xml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505/content.xml" manifest:media-type="text/xml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" manifest:version="1.3" manifest:media-type="application/vnd.oasis.opendocument.formula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Configurations2/" manifest:media-type="application/vnd.sun.xml.ui.configuration"/>
  <manifest:file-entry manifest:full-path="Object 384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" manifest:version="1.3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25/content.xml" manifest:media-type="text/xml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89/settings.xml" manifest:media-type="text/xml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95/content.xml" manifest:media-type="text/xml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429/content.xml" manifest:media-type="text/xml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Replacements/Object 4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82" manifest:media-type="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"/>
  <manifest:file-entry manifest:full-path="ObjectReplacements/Object 238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77" manifest:media-type=""/>
  <manifest:file-entry manifest:full-path="ObjectReplacements/Object 183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9" manifest:media-type=""/>
  <manifest:file-entry manifest:full-path="ObjectReplacements/Object 27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8" manifest:media-type=""/>
  <manifest:file-entry manifest:full-path="ObjectReplacements/Object 30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75" manifest:media-type=""/>
  <manifest:file-entry manifest:full-path="ObjectReplacements/Object 18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3" manifest:media-type=""/>
  <manifest:file-entry manifest:full-path="ObjectReplacements/Object 7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72" manifest:media-type="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8" manifest:media-type=""/>
  <manifest:file-entry manifest:full-path="ObjectReplacements/Object 1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84" manifest:media-type=""/>
  <manifest:file-entry manifest:full-path="ObjectReplacements/Object 244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67" manifest:media-type=""/>
  <manifest:file-entry manifest:full-path="ObjectReplacements/Object 94" manifest:media-type="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43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"/>
  <manifest:file-entry manifest:full-path="ObjectReplacements/Object 40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81" manifest:media-type=""/>
  <manifest:file-entry manifest:full-path="ObjectReplacements/Object 21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8" manifest:media-type="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32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" manifest:media-type=""/>
  <manifest:file-entry manifest:full-path="ObjectReplacements/Object 440" manifest:media-type="application/x-openoffice-gdimetafile;windows_formatname=&quot;GDIMetaFile&quot;"/>
  <manifest:file-entry manifest:full-path="ObjectReplacements/Object 6" manifest:media-type=""/>
  <manifest:file-entry manifest:full-path="ObjectReplacements/Object 441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31" manifest:media-type=""/>
  <manifest:file-entry manifest:full-path="ObjectReplacements/Object 49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33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78" manifest:media-type=""/>
  <manifest:file-entry manifest:full-path="ObjectReplacements/Object 18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76" manifest:media-type=""/>
  <manifest:file-entry manifest:full-path="ObjectReplacements/Object 182" manifest:media-type="application/x-openoffice-gdimetafile;windows_formatname=&quot;GDIMetaFile&quot;"/>
  <manifest:file-entry manifest:full-path="ObjectReplacements/Object 100" manifest:media-type="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68" manifest:media-type=""/>
  <manifest:file-entry manifest:full-path="ObjectReplacements/Object 17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71" manifest:media-type="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7" manifest:media-type="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74" manifest:media-type=""/>
  <manifest:file-entry manifest:full-path="ObjectReplacements/Object 209" manifest:media-type="application/x-openoffice-gdimetafile;windows_formatname=&quot;GDIMetaFile&quot;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395/settings.xml" manifest:media-type="text/xml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481/content.xml" manifest:media-type="text/xml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" manifest:version="1.3" manifest:media-type="application/vnd.oasis.opendocument.formula"/>
  <manifest:file-entry manifest:full-path="Object 400/content.xml" manifest:media-type="text/xml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Thumbnails/thumbnail.png" manifest:media-type="image/png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meta.xml" manifest:media-type="text/xml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99/content.xml" manifest:media-type="text/xml"/>
  <manifest:file-entry manifest:full-path="Object 499/settings.xml" manifest:media-type="text/xml"/>
  <manifest:file-entry manifest:full-path="Object 499/Configurations2/" manifest:media-type="application/vnd.sun.xml.ui.configuration"/>
  <manifest:file-entry manifest:full-path="Object 49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00/content.xml" manifest:media-type="text/xml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" manifest:version="1.3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settings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508/settings.xml" manifest:media-type="text/xml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0" style:family="graphic" style:parent-style-name="objectwithoutfill">
      <style:graphic-properties draw:marker-end="Arrowheads_20_6" draw:marker-end-width="0.3cm" draw:fill="none" draw:textarea-vertical-align="middle"/>
    </style:style>
    <style:style style:name="gr61" style:family="graphic" style:parent-style-name="objectwithoutfill">
      <style:graphic-properties draw:stroke="dash" draw:stroke-dash="Dot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6" style:family="graphic" style:parent-style-name="objectwithoutfill">
      <style:graphic-properties draw:marker-end="Arrowheads_20_7" draw:marker-end-width="0.3cm" draw:fill="none" draw:textarea-vertical-align="middle"/>
    </style:style>
    <style:style style:name="gr67" style:family="graphic" style:parent-style-name="objectwithoutfill">
      <style:graphic-properties draw:marker-end="Arrowheads_20_9" draw:marker-end-width="0.3cm" draw:fill="none" draw:textarea-vertical-align="middle"/>
    </style:style>
    <style:style style:name="gr68" style:family="graphic" style:parent-style-name="objectwithoutfill">
      <style:graphic-properties draw:marker-end="Arrowheads_20_10" draw:marker-end-width="0.3cm" draw:fill="none" draw:textarea-vertical-align="middle"/>
    </style:style>
    <style:style style:name="gr69" style:family="graphic" style:parent-style-name="objectwithoutfill">
      <style:graphic-properties draw:marker-end="Arrowheads_20_11" draw:marker-end-width="0.3cm" draw:fill="none" draw:textarea-vertical-align="middle"/>
    </style:style>
    <style:style style:name="gr70" style:family="graphic" style:parent-style-name="objectwithoutfill">
      <style:graphic-properties draw:marker-end="Arrowheads_20_12" draw:marker-end-width="0.3cm" draw:fill="none" draw:textarea-vertical-align="middle"/>
    </style:style>
    <style:style style:name="gr71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4" style:family="graphic" style:parent-style-name="objectwithoutfill">
      <style:graphic-properties draw:marker-end="Arrowheads_20_13" draw:marker-end-width="0.3cm" draw:fill="none" draw:textarea-vertical-align="middle"/>
    </style:style>
    <style:style style:name="gr75" style:family="graphic" style:parent-style-name="objectwithoutfill">
      <style:graphic-properties draw:marker-end="Arrowheads_20_14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7" style:family="graphic" style:parent-style-name="standard">
      <style:graphic-properties draw:stroke="none" draw:fill="none" fo:min-height="0.32cm"/>
      <style:paragraph-properties style:writing-mode="lr-tb"/>
    </style:style>
    <style:style style:name="gr78" style:family="graphic" style:parent-style-name="objectwithoutfill">
      <style:graphic-properties draw:marker-end="Arrowheads_20_15" draw:marker-end-width="0.3cm" draw:fill="none" draw:textarea-vertical-align="middle"/>
    </style:style>
    <style:style style:name="gr79" style:family="graphic" style:parent-style-name="objectwithoutfill">
      <style:graphic-properties draw:marker-end="Arrowheads_20_17" draw:marker-end-width="0.3cm" draw:fill="none" draw:textarea-vertical-align="middle"/>
    </style:style>
    <style:style style:name="gr80" style:family="graphic" style:parent-style-name="objectwithoutfill">
      <style:graphic-properties draw:marker-end="Arrowheads_20_18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2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3" style:family="graphic" style:parent-style-name="objectwithoutfill">
      <style:graphic-properties draw:marker-end="Arrowheads_20_21" draw:marker-end-width="0.3cm" draw:fill="none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6" style:family="graphic" style:parent-style-name="objectwithoutfill">
      <style:graphic-properties draw:marker-end="Arrowheads_20_19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99" style:family="graphic" style:parent-style-name="objectwithoutfill">
      <style:graphic-properties draw:marker-end="Arrowheads_20_20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1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2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08" style:family="graphic" style:parent-style-name="objectwithoutfill">
      <style:graphic-properties draw:stroke="dash" draw:fill="none" draw:textarea-vertical-align="middle"/>
    </style:style>
    <style:style style:name="gr109" style:family="graphic" style:parent-style-name="objectwithoutfill">
      <style:graphic-properties svg:stroke-color="#000000" draw:fill="none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2" style:family="graphic" style:parent-style-name="objectwithoutfill">
      <style:graphic-properties draw:marker-end="Arrowheads_20_1" draw:marker-end-width="0.3cm" draw:fill="none" draw:textarea-vertical-align="middle"/>
    </style:style>
    <style:style style:name="gr113" style:family="graphic" style:parent-style-name="objectwithoutfill">
      <style:graphic-properties draw:marker-end="Arrowheads_20_2" draw:marker-end-width="0.3cm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6" style:family="graphic" style:parent-style-name="objectwithoutfill">
      <style:graphic-properties draw:stroke="dash" draw:stroke-dash="Long_20_Dot" draw:fill="none" draw:textarea-vertical-align="middle"/>
    </style:style>
    <style:style style:name="gr117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0" style:family="graphic" style:parent-style-name="objectwithoutfill">
      <style:graphic-properties draw:marker-end="Arrowheads_20_22" draw:marker-end-width="0.3cm" draw:fill="none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6" style:family="graphic" style:parent-style-name="objectwithoutfill">
      <style:graphic-properties draw:marker-end="Arrowheads_20_23" draw:marker-end-width="0.3cm" draw:fill="none" draw:textarea-vertical-align="middle"/>
    </style:style>
    <style:style style:name="gr1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29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4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252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0" style:family="graphic" style:parent-style-name="objectwithoutfill">
      <style:graphic-properties draw:marker-end="Arrowheads_20_24" draw:marker-end-width="0.3cm" draw:fill="none" draw:textarea-vertical-align="middle"/>
    </style:style>
    <style:style style:name="gr141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2" style:family="graphic" style:parent-style-name="Default_20_Drawing_20_Style_5f_1">
      <style:graphic-properties draw:fill="solid" draw:fill-color="#729fcf" draw:textarea-horizontal-align="justify" draw:textarea-vertical-align="middle" draw:auto-grow-height="false" fo:min-height="2.659cm" fo:min-width="0cm"/>
    </style:style>
    <style:style style:name="gr143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2.659cm" fo:min-width="0cm"/>
    </style:style>
    <style:style style:name="gr144" style:family="graphic" style:parent-style-name="objectwithoutfill">
      <style:graphic-properties draw:marker-end="Arrowheads_20_25" draw:marker-end-width="0.3cm" draw:fill="none" draw:textarea-vertical-align="middle"/>
    </style:style>
    <style:style style:name="gr145" style:family="graphic" style:parent-style-name="Default_20_Drawing_20_Style_5f_1">
      <style:graphic-properties draw:textarea-horizontal-align="justify" draw:textarea-vertical-align="middle" draw:auto-grow-height="false" fo:min-height="2.659cm" fo:min-width="0cm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.084cm" fo:min-width="0.148cm"/>
    </style:style>
    <style:style style:name="gr147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0" style:family="graphic" style:parent-style-name="Default_20_Drawing_20_Style_5f_1" style:list-style-name="L3">
      <style:graphic-properties draw:stroke="none" draw:fill="none" fo:min-height="2.514cm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2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64cm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03cm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2.005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68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803cm"/>
      <style:paragraph-properties style:writing-mode="lr-tb"/>
    </style:style>
    <style:style style:name="gr170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94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text-properties fo:font-size="6pt"/>
    </style:style>
    <style:style style:name="P7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6pt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text-properties fo:font-size="9pt"/>
    </style:style>
    <style:style style:name="P1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text-properties fo:font-size="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style:text-properties fo:font-size="10.5pt"/>
    </style:style>
    <style:style style:name="P20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4" style:family="paragraph">
      <style:text-properties fo:font-size="12.8999996185303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26" style:family="paragraph">
      <style:text-properties fo:font-size="11pt"/>
    </style:style>
    <style:style style:name="P27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8" style:family="paragraph">
      <style:text-properties fo:font-size="12pt"/>
    </style:style>
    <style:style style:name="P2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30" style:family="paragraph">
      <loext:graphic-properties draw:fill="none" draw:fill-color="#ffffff"/>
    </style:style>
    <style:style style:name="P31" style:family="paragraph">
      <style:text-properties fo:font-size="10pt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3" style:family="paragraph"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style:text-properties fo:font-size="7pt"/>
    </style:style>
    <style:style style:name="P3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7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8" style:family="paragraph">
      <style:text-properties fo:font-size="13pt"/>
    </style:style>
    <style:style style:name="P39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2" style:family="paragraph">
      <style:paragraph-properties fo:text-align="center" style:writing-mode="lr-tb"/>
      <style:text-properties fo:font-size="16pt" style:font-size-asian="16pt" style:font-size-complex="16pt"/>
    </style:style>
    <style:style style:name="P43" style:family="paragraph">
      <loext:graphic-properties draw:fill="solid" draw:fill-color="#729fcf"/>
      <style:paragraph-properties fo:text-align="center"/>
    </style:style>
    <style:style style:name="P44" style:family="paragraph">
      <loext:graphic-properties draw:fill="none"/>
      <style:paragraph-properties style:writing-mode="lr-tb"/>
      <style:text-properties fo:font-size="6pt"/>
    </style:style>
    <style:style style:name="P45" style:family="paragraph">
      <style:paragraph-properties fo:text-align="center"/>
      <style:text-properties fo:font-weight="bold"/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size="6pt"/>
    </style:style>
    <style:style style:name="P48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50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51" style:family="paragraph">
      <loext:graphic-properties draw:fill="solid" draw:fill-color="#808080"/>
      <style:paragraph-properties fo:text-align="center"/>
    </style:style>
    <style:style style:name="P52" style:family="paragraph">
      <loext:graphic-properties draw:fill="solid" draw:fill-color="#808080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56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58" style:family="paragraph">
      <style:text-properties fo:font-size="8.69999980926514pt"/>
    </style:style>
    <style:style style:name="P59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60" style:family="paragraph">
      <loext:graphic-properties draw:fill="none" draw:fill-color="#1c1c1c"/>
      <style:paragraph-properties fo:text-align="center" style:writing-mode="lr-tb"/>
    </style:style>
    <style:style style:name="P61" style:family="paragraph">
      <style:text-properties fo:font-size="10.1999998092651pt"/>
    </style:style>
    <style:style style:name="P62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63" style:family="paragraph">
      <style:text-properties fo:font-size="5.80000019073486pt"/>
    </style:style>
    <style:style style:name="P64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65" style:family="paragraph">
      <style:text-properties fo:font-size="11.8999996185303pt"/>
    </style:style>
    <style:style style:name="P66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67" style:family="paragraph">
      <style:text-properties fo:font-size="6.40000009536743pt"/>
    </style:style>
    <style:style style:name="P6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6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weight="bold" style:font-size-asian="36pt" style:font-size-complex="3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3pt" fo:font-weight="bold" style:font-size-asian="36pt" style:font-weight-asian="bold" style:font-size-complex="36pt" style:font-weight-complex="bold"/>
    </style:style>
    <style:style style:name="T10" style:family="text">
      <style:text-properties fo:font-size="11pt" fo:font-weight="bold" style:font-size-asian="11pt" style:font-size-complex="11pt"/>
    </style:style>
    <style:style style:name="T11" style:family="text">
      <style:text-properties fo:font-size="12pt" fo:font-weight="bold" style:font-size-asian="12pt" style:font-size-complex="12pt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weight="bold" style:font-size-asian="8pt" style:font-size-complex="8pt"/>
    </style:style>
    <style:style style:name="T21" style:family="text">
      <style:text-properties fo:font-weight="bold"/>
    </style:style>
    <style:style style:name="T22" style:family="text">
      <style:text-properties fo:font-size="10pt" style:font-size-asian="21pt" style:font-size-complex="21pt"/>
    </style:style>
    <style:style style:name="T23" style:family="text">
      <style:text-properties fo:font-size="8pt" fo:font-weight="bold" style:font-size-asian="21pt" style:font-size-complex="21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8pt" fo:font-weight="normal" style:font-size-asian="21pt" style:font-weight-asian="normal" style:font-size-complex="21pt" style:font-weight-complex="normal"/>
    </style:style>
    <style:style style:name="T26" style:family="text">
      <style:text-properties fo:font-size="6pt" fo:font-weight="bold" style:font-size-asian="18pt" style:font-size-complex="18pt"/>
    </style:style>
    <style:style style:name="T27" style:family="text">
      <style:text-properties fo:font-size="6pt" fo:font-weight="normal" style:font-size-asian="18pt" style:font-weight-asian="normal" style:font-size-complex="18pt" style:font-weight-complex="normal"/>
    </style:style>
    <style:style style:name="T28" style:family="text">
      <style:text-properties fo:font-size="4.09999990463257pt"/>
    </style:style>
    <style:style style:name="T29" style:family="text">
      <style:text-properties fo:font-size="7pt" style:font-size-asian="20pt" style:font-size-complex="20pt"/>
    </style:style>
    <style:style style:name="T30" style:family="text">
      <style:text-properties fo:font-size="7pt" fo:font-weight="bold" style:font-size-asian="20pt" style:font-weight-asian="bold" style:font-size-complex="20pt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5.40000009536743pt" style:font-size-asian="14pt" style:font-size-complex="14pt"/>
    </style:style>
    <style:style style:name="T33" style:family="text">
      <style:text-properties fo:font-size="5.40000009536743pt" style:font-size-asian="16pt" style:font-size-complex="16pt"/>
    </style:style>
    <style:style style:name="T34" style:family="text">
      <style:text-properties fo:font-size="7pt" fo:font-weight="bold" style:font-size-asian="7pt" style:font-weight-asian="bold" style:font-size-complex="7pt" style:font-weight-complex="bold"/>
    </style:style>
    <style:style style:name="T35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5" draw:layer="layout" svg:width="3.752cm" svg:height="1.949cm" svg:x="3.45cm" svg:y="5.05cm">
          <draw:text-box>
            <text:list text:style-name="L1">
              <text:list-item>
                <text:p text:style-name="P4"><text:span text:style-name="T1">Land</text:span></text:p>
              </text:list-item>
              <text:list-item>
                <text:p text:style-name="P4"><text:span text:style-name="T2">Arbeidskraft</text:span></text:p>
              </text:list-item>
              <text:list-item>
                <text:p text:style-name="P4"><text:span text:style-name="T2">Kapital</text:span></text:p>
              </text:list-item>
            </text:list>
          </draw:text-box>
        </draw:frame>
        <draw:frame draw:style-name="gr5" draw:text-style-name="P5" draw:layer="layout" svg:width="3.752cm" svg:height="1.949cm" svg:x="3.451cm" svg:y="10.751cm">
          <draw:text-box>
            <text:list text:style-name="L1">
              <text:list-item>
                <text:p text:style-name="P4"><text:span text:style-name="T1">Land</text:span></text:p>
              </text:list-item>
              <text:list-item>
                <text:p text:style-name="P4"><text:span text:style-name="T2">Arbeidskraft</text:span></text:p>
              </text:list-item>
              <text:list-item>
                <text:p text:style-name="P4"><text:span text:style-name="T2">Kapital</text:span></text:p>
              </text:list-item>
            </text:list>
          </draw:text-box>
        </draw:frame>
        <draw:frame draw:style-name="gr5" draw:text-style-name="P5" draw:layer="layout" svg:width="3.752cm" svg:height="1.949cm" svg:x="3.452cm" svg:y="17.952cm">
          <draw:text-box>
            <text:list text:style-name="L1">
              <text:list-item>
                <text:p text:style-name="P4"><text:span text:style-name="T1">Land</text:span></text:p>
              </text:list-item>
              <text:list-item>
                <text:p text:style-name="P4"><text:span text:style-name="T2">Arbeidskraft</text:span></text:p>
              </text:list-item>
              <text:list-item>
                <text:p text:style-name="P4"><text:span text:style-name="T2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5" draw:layer="layout" svg:width="2.128cm" svg:height="0.806cm" svg:x="15.8cm" svg:y="18.4cm">
          <draw:text-box>
            <text:p text:style-name="P4"><text:span text:style-name="T2">Gode 1</text:span></text:p>
          </draw:text-box>
        </draw:frame>
        <draw:frame draw:style-name="gr7" draw:text-style-name="P5" draw:layer="layout" svg:width="2.987cm" svg:height="0.806cm" svg:x="15.701cm" svg:y="11.5cm">
          <draw:text-box>
            <text:p text:style-name="P4"><text:span text:style-name="T2">Alternativ 1</text:span></text:p>
          </draw:text-box>
        </draw:frame>
        <draw:frame draw:style-name="gr7" draw:text-style-name="P5" draw:layer="layout" svg:width="2.987cm" svg:height="0.806cm" svg:x="15.702cm" svg:y="5.5cm">
          <draw:text-box>
            <text:p text:style-name="P4"><text:span text:style-name="T2">Alternativ 2</text:span></text:p>
          </draw:text-box>
        </draw:frame>
        <draw:frame draw:style-name="gr8" draw:text-style-name="P7" draw:layer="layout" svg:width="8.668cm" svg:height="0.962cm" svg:x="0.75cm" svg:y="0.3cm">
          <draw:text-box>
            <text:p text:style-name="P6"><text:span text:style-name="T3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668cm" svg:height="0.962cm" svg:x="0.75cm" svg:y="0.3cm">
          <draw:text-box>
            <text:p text:style-name="P6"><text:span text:style-name="T3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9" draw:layer="layout" svg:width="3.923cm" svg:height="2.384cm" svg:x="1.6cm" svg:y="11cm">
          <draw:text-box>
            <text:p text:style-name="P6">Partiell</text:p>
            <text:p text:style-name="P6">Likevekt</text:p>
            <text:p text:style-name="P6">(ett marked)</text:p>
          </draw:text-box>
        </draw:frame>
        <draw:frame draw:style-name="gr12" draw:text-style-name="P9" draw:layer="layout" svg:width="3.389cm" svg:height="3.095cm" svg:x="1.4cm" svg:y="18.001cm">
          <draw:text-box>
            <text:p text:style-name="P6">Generell</text:p>
            <text:p text:style-name="P6">Likevekt</text:p>
            <text:p text:style-name="P6">(mange</text:p>
            <text:p text:style-name="P6">markeder)</text:p>
          </draw:text-box>
        </draw:frame>
        <draw:frame draw:style-name="gr13" draw:text-style-name="P5" draw:layer="layout" svg:width="6.978cm" svg:height="4.292cm" svg:x="13.6cm" svg:y="10.5cm">
          <draw:text-box>
            <text:p text:style-name="P4"><text:span text:style-name="T2">Markedsformer:</text:span></text:p>
            <text:list text:style-name="L1">
              <text:list-item>
                <text:p text:style-name="P4"><text:span text:style-name="T2">Fullkommen konkurranse</text:span></text:p>
              </text:list-item>
              <text:list-item>
                <text:p text:style-name="P4"><text:span text:style-name="T2">Monopol</text:span></text:p>
              </text:list-item>
              <text:list-item>
                <text:p text:style-name="P4"><text:span text:style-name="T2">Monopolistisk konkurranse</text:span></text:p>
              </text:list-item>
              <text:list-item>
                <text:p text:style-name="P4"><text:span text:style-name="T2">Kartell, duopol, oligopol</text:span></text:p>
              </text:list-item>
              <text:list-item>
                <text:p text:style-name="P4"><text:span text:style-name="T2">Prisdiskriminering</text:span></text:p>
                <text:p text:style-name="P4"/>
              </text:list-item>
            </text:list>
          </draw:text-box>
        </draw:frame>
        <draw:frame draw:style-name="gr14" draw:text-style-name="P10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1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1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1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3" draw:layer="layout" svg:width="5.578cm" svg:height="0.963cm" svg:x="9.75cm" svg:y="19.5cm">
          <draw:text-box>
            <text:p text:style-name="P12"><text:span text:style-name="T4">Produksjonsmulighetskurven (PMK)</text:span></text:p>
          </draw:text-box>
        </draw:frame>
        <draw:frame draw:style-name="gr16" draw:text-style-name="P9" draw:layer="layout" svg:width="2.297cm" svg:height="0.962cm" svg:x="1.35cm" svg:y="3.05cm">
          <draw:text-box>
            <text:p text:style-name="P6">Behov</text:p>
          </draw:text-box>
        </draw:frame>
        <draw:frame draw:style-name="gr17" draw:text-style-name="P9" draw:layer="layout" svg:width="3.389cm" svg:height="0.962cm" svg:x="12.95cm" svg:y="3.1cm">
          <draw:text-box>
            <text:p text:style-name="P6">Ressurser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11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11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11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11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11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11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11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11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11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11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4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11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11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3" draw:layer="layout" svg:width="2.471cm" svg:height="0.607cm" svg:x="1.6cm" svg:y="1.65cm">
          <draw:text-box>
            <text:p text:style-name="P12"><text:span text:style-name="T4">Konsument 1</text:span></text:p>
          </draw:text-box>
        </draw:frame>
        <draw:frame draw:style-name="gr19" draw:text-style-name="P13" draw:layer="layout" svg:width="2.471cm" svg:height="0.607cm" svg:x="5.901cm" svg:y="1.651cm">
          <draw:text-box>
            <text:p text:style-name="P12"><text:span text:style-name="T4">Konsument N</text:span></text:p>
          </draw:text-box>
        </draw:frame>
        <draw:frame draw:style-name="gr19" draw:text-style-name="P13" draw:layer="layout" svg:width="2.471cm" svg:height="0.607cm" svg:x="12.601cm" svg:y="1.651cm">
          <draw:text-box>
            <text:p text:style-name="P12"><text:span text:style-name="T4">Produsent 1</text:span></text:p>
          </draw:text-box>
        </draw:frame>
        <draw:frame draw:style-name="gr19" draw:text-style-name="P13" draw:layer="layout" svg:width="2.471cm" svg:height="0.607cm" svg:x="16.602cm" svg:y="1.652cm">
          <draw:text-box>
            <text:p text:style-name="P12"><text:span text:style-name="T4">Produsent N</text:span></text:p>
          </draw:text-box>
        </draw:frame>
        <draw:frame draw:style-name="gr20" draw:text-style-name="P16" draw:layer="layout" svg:width="1.471cm" svg:height="0.683cm" svg:x="2.35cm" svg:y="21.25cm">
          <draw:text-box>
            <text:p text:style-name="P15"><text:span text:style-name="T5">Avgift</text:span></text:p>
          </draw:text-box>
        </draw:frame>
        <draw:frame draw:style-name="gr21" draw:text-style-name="P16" draw:layer="layout" svg:width="2.771cm" svg:height="0.683cm" svg:x="7.951cm" svg:y="21.451cm">
          <draw:text-box>
            <text:p text:style-name="P15"><text:span text:style-name="T5">Maksimalpris</text:span></text:p>
          </draw:text-box>
        </draw:frame>
        <draw:frame draw:style-name="gr22" draw:text-style-name="P16" draw:layer="layout" svg:width="2.276cm" svg:height="0.683cm" svg:x="15.052cm" svg:y="21.452cm">
          <draw:text-box>
            <text:p text:style-name="P15"><text:span text:style-name="T5">Minstepris</text:span></text:p>
          </draw:text-box>
        </draw:frame>
        <draw:frame draw:style-name="gr23" draw:text-style-name="P18" draw:layer="layout" svg:width="3.685cm" svg:height="0.569cm" svg:x="7.9cm" svg:y="6.4cm">
          <draw:text-box>
            <text:p text:style-name="P17"><text:span text:style-name="T6">Fullkommen konkurranse</text:span></text:p>
          </draw:text-box>
        </draw:frame>
        <draw:frame draw:style-name="gr24" draw:text-style-name="P20" draw:layer="layout" svg:width="6.615cm" svg:height="0.662cm" svg:x="7.85cm" svg:y="11.3cm">
          <draw:text-box>
            <text:p text:style-name="P19"><text:span text:style-name="T7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11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11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11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11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11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11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11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11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11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11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11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8" draw:layer="layout" svg:width="3.685cm" svg:height="0.569cm" svg:x="1.6cm" svg:y="21.801cm">
          <draw:text-box>
            <text:p text:style-name="P17"><text:span text:style-name="T6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11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11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11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11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11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11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11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4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4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11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11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1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1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1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1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11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1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11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11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1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4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11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11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11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4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11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11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11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22" draw:layer="layout" svg:width="1.709cm" svg:height="0.727cm" svg:x="8.75cm" svg:y="7.7cm">
          <draw:text-box>
            <text:p text:style-name="P21"><text:span text:style-name="T8">Overskudds-</text:span></text:p>
            <text:p text:style-name="P21"><text:span text:style-name="T8">tilbud</text:span></text:p>
          </draw:text-box>
        </draw:frame>
        <draw:frame draw:style-name="gr28" draw:text-style-name="P23" draw:layer="layout" svg:width="1.709cm" svg:height="0.727cm" svg:x="8.851cm" svg:y="9.9cm">
          <draw:text-box>
            <text:p text:style-name="P15"><text:span text:style-name="T8">Overskudds-</text:span></text:p>
            <text:p text:style-name="P15"><text:span text:style-name="T8">etterspørsel</text:span></text:p>
          </draw:text-box>
        </draw:frame>
        <draw:frame draw:style-name="gr14" draw:text-style-name="P11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11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11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20" draw:layer="layout" svg:width="6.691cm" svg:height="0.662cm" svg:x="7.851cm" svg:y="16.301cm">
          <draw:text-box>
            <text:p text:style-name="P19"><text:span text:style-name="T7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11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11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4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11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11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11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11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11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11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7" draw:layer="layout" svg:width="10.916cm" svg:height="0.962cm" svg:x="0.75cm" svg:y="0.3cm">
          <draw:text-box>
            <text:p text:style-name="P6"><text:span text:style-name="T3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5" draw:layer="layout" svg:width="3.752cm" svg:height="1.949cm" svg:x="2.052cm" svg:y="3.452cm">
          <draw:text-box>
            <text:list text:style-name="L1">
              <text:list-header>
                <text:p text:style-name="P4"><text:span text:style-name="T1"/></text:p>
              </text:list-header>
              <text:list-item>
                <text:p text:style-name="P4"><text:span text:style-name="T2">N</text:span></text:p>
              </text:list-item>
              <text:list-item>
                <text:p text:style-name="P4"><text:span text:style-name="T2">K</text:span></text:p>
              </text:list-item>
            </text:list>
          </draw:text-box>
        </draw:frame>
        <draw:frame draw:style-name="gr6" draw:text-style-name="P5" draw:layer="layout" svg:width="2.128cm" svg:height="0.806cm" svg:x="14.8cm" svg:y="4.3cm">
          <draw:text-box>
            <text:p text:style-name="P4"><text:span text:style-name="T2">x</text:span></text:p>
          </draw:text-box>
        </draw:frame>
        <draw:frame draw:style-name="gr30" draw:text-style-name="P5" draw:layer="layout" svg:width="2.598cm" svg:height="0.806cm" svg:x="9.7cm" svg:y="4.15cm">
          <draw:text-box>
            <text:p text:style-name="P4"><text:span text:style-name="T2">Teknologi</text:span></text:p>
          </draw:text-box>
        </draw:frame>
        <draw:frame draw:style-name="gr31" draw:text-style-name="P25" draw:layer="layout" svg:width="7.249cm" svg:height="1.109cm" svg:x="0.754cm" svg:y="0.356cm">
          <draw:text-box>
            <text:p text:style-name="P24"><text:span text:style-name="T9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11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11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2" draw:text-style-name="P27" draw:layer="layout" svg:width="9.13cm" svg:height="1.547cm" svg:x="1cm" svg:y="1.338cm">
          <draw:text-box>
            <text:p text:style-name="P26"><text:span text:style-name="T10">Produktfunksjonen på kort sikt</text:span></text:p>
            <text:p text:style-name="P26"><text:span text:style-name="T10">- arbeidskraft</text:span></text:p>
            <text:p text:style-name="P26"><text:span text:style-name="T10"/></text:p>
          </draw:text-box>
        </draw:frame>
        <draw:frame draw:style-name="gr33" draw:text-style-name="P29" draw:layer="layout" svg:width="9.05cm" svg:height="1.012cm" svg:x="1.2cm" svg:y="9cm">
          <draw:text-box>
            <text:p text:style-name="P28"><text:span text:style-name="T11">Tekniske substitusjonsmuligher</text:span></text:p>
          </draw:text-box>
        </draw:frame>
        <draw:frame draw:style-name="gr34" draw:text-style-name="P27" draw:layer="layout" svg:width="5.35cm" svg:height="0.962cm" svg:x="11.75cm" svg:y="9.138cm">
          <draw:text-box>
            <text:p text:style-name="P26"><text:span text:style-name="T10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11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11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11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11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11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1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11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11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11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11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11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11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11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11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5" draw:text-style-name="P18" draw:layer="layout" svg:width="3.389cm" svg:height="0.569cm" svg:x="17.211cm" svg:y="2.731cm">
          <draw:text-box>
            <text:p text:style-name="P17"><text:span text:style-name="T6">Isokvanter (nivåkurver)</text:span></text:p>
          </draw:text-box>
        </draw:frame>
        <draw:frame draw:style-name="gr14" draw:text-style-name="P11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11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11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11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11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11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11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11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11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11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11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11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11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11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6" draw:text-style-name="P27" draw:layer="layout" svg:width="9.13cm" svg:height="0.962cm" svg:x="14.3cm" svg:y="1.138cm">
          <draw:text-box>
            <text:p text:style-name="P26"><text:span text:style-name="T10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11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11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7" draw:text-style-name="P18" draw:layer="layout" svg:width="2.022cm" svg:height="0.887cm" svg:x="17.595cm" svg:y="22.05cm">
          <draw:text-box>
            <text:p text:style-name="P17"><text:span text:style-name="T6">Avtagende</text:span></text:p>
            <text:p text:style-name="P17"><text:span text:style-name="T6">skalautbytte</text:span></text:p>
          </draw:text-box>
        </draw:frame>
        <draw:frame draw:style-name="gr37" draw:text-style-name="P18" draw:layer="layout" svg:width="2.022cm" svg:height="0.887cm" svg:x="17.595cm" svg:y="16.651cm">
          <draw:text-box>
            <text:p text:style-name="P17"><text:span text:style-name="T6">Konstant</text:span></text:p>
            <text:p text:style-name="P17"><text:span text:style-name="T6">skalautbytte</text:span></text:p>
          </draw:text-box>
        </draw:frame>
        <draw:frame draw:style-name="gr37" draw:text-style-name="P18" draw:layer="layout" svg:width="2.022cm" svg:height="0.887cm" svg:x="17.695cm" svg:y="10.452cm">
          <draw:text-box>
            <text:p text:style-name="P17"><text:span text:style-name="T6">Økende</text:span></text:p>
            <text:p text:style-name="P17"><text:span text:style-name="T6">skalautbytte</text:span></text:p>
          </draw:text-box>
        </draw:frame>
        <draw:frame draw:style-name="gr38" draw:text-style-name="P13" draw:layer="layout" svg:width="3.084cm" svg:height="1.318cm" svg:x="3.75cm" svg:y="13.25cm">
          <draw:text-box>
            <text:p text:style-name="P12"><text:span text:style-name="T12">MTSB</text:span><text:span text:style-name="T4"> </text:span></text:p>
            <text:p text:style-name="P12"/>
          </draw:text-box>
        </draw:frame>
        <draw:frame draw:style-name="gr14" draw:text-style-name="P11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39" draw:text-style-name="P3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1" draw:text-style-name="P25" draw:layer="layout" svg:width="7.249cm" svg:height="1.109cm" svg:x="0.753cm" svg:y="0.355cm">
          <draw:text-box>
            <text:p text:style-name="P24"><text:span text:style-name="T9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11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11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11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11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11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11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11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11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11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11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11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11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11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11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0" draw:text-style-name="P29" draw:layer="layout" svg:width="2.293cm" svg:height="0.725cm" svg:x="1.2cm" svg:y="2.3cm">
          <draw:text-box>
            <text:p text:style-name="P28"><text:span text:style-name="T11">Inntekter</text:span></text:p>
          </draw:text-box>
        </draw:frame>
        <draw:frame draw:style-name="gr41" draw:text-style-name="P29" draw:layer="layout" svg:width="6.695cm" svg:height="1.199cm" svg:x="7.301cm" svg:y="1.901cm">
          <draw:text-box>
            <text:p text:style-name="P28"><text:span text:style-name="T11">Kostnader </text:span></text:p>
            <text:p text:style-name="P28"><text:span text:style-name="T11">uten faste kostnader</text:span></text:p>
          </draw:text-box>
        </draw:frame>
        <draw:frame draw:style-name="gr42" draw:text-style-name="P29" draw:layer="layout" svg:width="6.691cm" svg:height="1.199cm" svg:x="14.202cm" svg:y="2.002cm">
          <draw:text-box>
            <text:p text:style-name="P28"><text:span text:style-name="T11">Kostnader </text:span></text:p>
            <text:p text:style-name="P28"><text:span text:style-name="T11">med faste kostnader</text:span></text:p>
          </draw:text-box>
        </draw:frame>
        <draw:frame draw:style-name="gr14" draw:text-style-name="P11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11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11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11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11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3" draw:text-style-name="P32" draw:layer="layout" svg:width="1.793cm" svg:height="0.645cm" svg:x="2.3cm" svg:y="12cm">
          <draw:text-box>
            <text:p text:style-name="P31"><text:span text:style-name="T13">isokvant</text:span></text:p>
          </draw:text-box>
        </draw:frame>
        <draw:frame draw:style-name="gr44" draw:text-style-name="P20" draw:layer="layout" svg:width="1.649cm" svg:height="0.662cm" svg:x="3.45cm" svg:y="14.25cm">
          <draw:text-box>
            <text:p text:style-name="P19"><text:span text:style-name="T7">isokost</text:span></text:p>
          </draw:text-box>
        </draw:frame>
        <draw:frame draw:style-name="gr14" draw:text-style-name="P11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11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33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11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11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11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11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11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11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5" draw:text-style-name="P35" draw:layer="layout" svg:width="2.119cm" svg:height="0.526cm" svg:x="3.701cm" svg:y="19.801cm">
          <draw:text-box>
            <text:p text:style-name="P34"><text:span text:style-name="T14">Substitumalen</text:span></text:p>
          </draw:text-box>
        </draw:frame>
        <draw:custom-shape draw:style-name="gr18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11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11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11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11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11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6" draw:text-style-name="P36" draw:layer="layout" svg:width="4.075cm" svg:height="0.683cm" svg:x="11.05cm" svg:y="17.9cm">
          <draw:text-box>
            <text:p text:style-name="P26"><text:span text:style-name="T5">Kostnader (lang sikt)</text:span></text:p>
          </draw:text-box>
        </draw:frame>
        <draw:frame draw:style-name="gr14" draw:text-style-name="P11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7" draw:text-style-name="P27" draw:layer="layout" svg:width="6.331cm" svg:height="0.683cm" svg:x="1.251cm" svg:y="9.501cm">
          <draw:text-box>
            <text:p text:style-name="P26"><text:span text:style-name="T10">Kostnadsminimering (lang sikt)</text:span></text:p>
          </draw:text-box>
        </draw:frame>
        <draw:frame draw:style-name="gr48" draw:text-style-name="P37" draw:layer="layout" svg:width="4.045cm" svg:height="0.662cm" svg:x="7.55cm" svg:y="9.55cm">
          <draw:text-box>
            <text:p text:style-name="P19"><text:span text:style-name="T15">- Billigere arbeidskraft</text:span></text:p>
          </draw:text-box>
        </draw:frame>
        <draw:frame draw:style-name="gr49" draw:text-style-name="P37" draw:layer="layout" svg:width="4.376cm" svg:height="0.662cm" svg:x="14.35cm" svg:y="9.65cm">
          <draw:text-box>
            <text:p text:style-name="P19"><text:span text:style-name="T15">- Billigere kapital</text:span></text:p>
          </draw:text-box>
        </draw:frame>
        <draw:frame draw:style-name="gr14" draw:text-style-name="P33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33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33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33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33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0" draw:text-style-name="P39" draw:layer="layout" svg:width="9.341cm" svg:height="1.275cm" svg:x="10.4cm" svg:y="16.05cm">
          <draw:text-box>
            <text:p text:style-name="P38"><text:span text:style-name="T16">Kostnadsfunksjonen for ulike antagelser</text:span></text:p>
            <text:p text:style-name="P38"><text:span text:style-name="T16">om skalautbytte</text:span></text:p>
          </draw:text-box>
        </draw:frame>
        <draw:frame draw:style-name="gr51" draw:text-style-name="P29" draw:layer="layout" svg:width="4.718cm" svg:height="1.199cm" svg:x="1.6cm" svg:y="15.85cm">
          <draw:text-box>
            <text:p text:style-name="P28"><text:span text:style-name="T11">Kostnadsminimering</text:span></text:p>
            <text:p text:style-name="P28"><text:span text:style-name="T11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33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33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33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1" draw:text-style-name="P25" draw:layer="layout" svg:width="7.249cm" svg:height="1.109cm" svg:x="0.754cm" svg:y="0.356cm">
          <draw:text-box>
            <text:p text:style-name="P24"><text:span text:style-name="T9">Produksjonsteori: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6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11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11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11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11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11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11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1" draw:text-style-name="P29" draw:layer="layout" svg:width="6.695cm" svg:height="1.199cm" svg:x="1.101cm" svg:y="2.601cm">
          <draw:text-box>
            <text:p text:style-name="P28"><text:span text:style-name="T11">Kostnader (kort sikt)</text:span></text:p>
            <text:p text:style-name="P28"><text:span text:style-name="T11">uten faste kostnader</text:span></text:p>
          </draw:text-box>
        </draw:frame>
        <draw:frame draw:style-name="gr42" draw:text-style-name="P29" draw:layer="layout" svg:width="6.691cm" svg:height="1.199cm" svg:x="7.902cm" svg:y="2.502cm">
          <draw:text-box>
            <text:p text:style-name="P28"><text:span text:style-name="T11">Kostnader (kort sikt)</text:span></text:p>
            <text:p text:style-name="P28"><text:span text:style-name="T11">med faste kostnader</text:span></text:p>
          </draw:text-box>
        </draw:frame>
        <draw:frame draw:style-name="gr14" draw:text-style-name="P11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11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11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11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11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11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11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11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29" draw:layer="layout" svg:width="8.308cm" svg:height="1.199cm" svg:x="1.201cm" svg:y="18.701cm">
          <draw:text-box>
            <text:p text:style-name="P28"><text:span text:style-name="T11">Tilbudet fra en produsent </text:span></text:p>
            <text:p text:style-name="P28"><text:span text:style-name="T11">kort og lang sikt</text:span></text:p>
          </draw:text-box>
        </draw:frame>
        <draw:frame draw:style-name="gr14" draw:text-style-name="P11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11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11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11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11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11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11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11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11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11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29" draw:layer="layout" svg:width="6.691cm" svg:height="0.725cm" svg:x="14.303cm" svg:y="2.503cm">
          <draw:text-box>
            <text:p text:style-name="P28"><text:span text:style-name="T11">Arbeidsmarkedet (kort sikt)</text:span></text:p>
          </draw:text-box>
        </draw:frame>
        <draw:frame draw:style-name="gr14" draw:text-style-name="P11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11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11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11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11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29" draw:layer="layout" svg:width="9.904cm" svg:height="1.673cm" svg:x="14.201cm" svg:y="18.202cm">
          <draw:text-box>
            <text:p text:style-name="P28"><text:span text:style-name="T11">Etterspørselen etter arbeidskraft </text:span></text:p>
            <text:p text:style-name="P28"><text:span text:style-name="T11">fra en produsent </text:span></text:p>
            <text:p text:style-name="P28"><text:span text:style-name="T11">kort og lang sikt</text:span></text:p>
          </draw:text-box>
        </draw:frame>
        <draw:frame draw:style-name="gr14" draw:text-style-name="P11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11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11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29" draw:layer="layout" svg:width="6.691cm" svg:height="0.725cm" svg:x="14.25cm" svg:y="10.275cm">
          <draw:text-box>
            <text:p text:style-name="P28"><text:span text:style-name="T11">Arbeidsmarkedet (lang sikt)</text:span></text:p>
          </draw:text-box>
        </draw:frame>
        <draw:frame draw:style-name="gr41" draw:text-style-name="P29" draw:layer="layout" svg:width="6.695cm" svg:height="1.199cm" svg:x="1.102cm" svg:y="9.802cm">
          <draw:text-box>
            <text:p text:style-name="P28"><text:span text:style-name="T11">Kostnader (lang sikt)</text:span></text:p>
            <text:p text:style-name="P28"><text:span text:style-name="T11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11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11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11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11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11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11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11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11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11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11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11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11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11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11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20" draw:layer="layout" svg:width="1.201cm" svg:height="0.446cm" svg:x="17.379cm" svg:y="23.538cm">
          <draw:text-box>
            <text:p text:style-name="P19"><text:span text:style-name="T1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6" draw:text-style-name="P20" draw:layer="layout" svg:width="1.129cm" svg:height="0.446cm" svg:x="17.301cm" svg:y="24.31cm">
          <draw:text-box>
            <text:p text:style-name="P19"><text:span text:style-name="T17">Kort sikt</text:span></text:p>
          </draw:text-box>
        </draw:frame>
        <draw:frame draw:style-name="gr31" draw:text-style-name="P25" draw:layer="layout" svg:width="7.249cm" svg:height="1.109cm" svg:x="0.754cm" svg:y="0.356cm">
          <draw:text-box>
            <text:p text:style-name="P24"><text:span text:style-name="T9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7" draw:text-style-name="P41" draw:layer="layout" svg:width="11.691cm" svg:height="1.673cm" svg:x="0.85cm" svg:y="0.85cm">
          <draw:text-box>
            <text:p text:style-name="P28"><text:span text:style-name="T18">Konsumenter: Gruppe av individer med samme preferanser</text:span></text:p>
            <text:p text:style-name="P28"/>
          </draw:text-box>
        </draw:frame>
        <draw:frame draw:style-name="gr14" draw:text-style-name="P11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11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11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11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11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11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11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11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11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11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11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11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11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11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11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11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11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11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11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11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11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8" draw:text-style-name="P29" draw:layer="layout" svg:width="5.445cm" svg:height="1.199cm" svg:x="1.505cm" svg:y="20.05cm">
          <draw:text-box>
            <text:p text:style-name="P28"><text:span text:style-name="T11">Perfekte </text:span></text:p>
            <text:p text:style-name="P28"><text:span text:style-name="T11">substitusjosmuligheter</text:span></text:p>
          </draw:text-box>
        </draw:frame>
        <draw:frame draw:style-name="gr41" draw:text-style-name="P29" draw:layer="layout" svg:width="6.695cm" svg:height="1.199cm" svg:x="7.704cm" svg:y="13.604cm">
          <draw:text-box>
            <text:p text:style-name="P28"><text:span text:style-name="T11">Budsjettbetingelsen</text:span></text:p>
          </draw:text-box>
        </draw:frame>
        <draw:frame draw:style-name="gr41" draw:text-style-name="P29" draw:layer="layout" svg:width="6.695cm" svg:height="1.199cm" svg:x="14.905cm" svg:y="13.505cm">
          <draw:text-box>
            <text:p text:style-name="P28"><text:span text:style-name="T11">Optimal tilpasning</text:span></text:p>
          </draw:text-box>
        </draw:frame>
        <draw:frame draw:style-name="gr14" draw:text-style-name="P11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29" draw:layer="layout" svg:width="6.695cm" svg:height="1.199cm" svg:x="15.006cm" svg:y="7.106cm">
          <draw:text-box>
            <text:p text:style-name="P28"><text:span text:style-name="T11">Indifferenskurve</text:span></text:p>
          </draw:text-box>
        </draw:frame>
        <draw:frame draw:style-name="gr41" draw:text-style-name="P29" draw:layer="layout" svg:width="6.695cm" svg:height="1.199cm" svg:x="15.007cm" svg:y="0.807cm">
          <draw:text-box>
            <text:p text:style-name="P28"><text:span text:style-name="T11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11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11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11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1" draw:text-style-name="P29" draw:layer="layout" svg:width="6.695cm" svg:height="1.199cm" svg:x="2.205cm" svg:y="13.45cm">
          <draw:text-box>
            <text:p text:style-name="P28"><text:span text:style-name="T11">Indifferenskart</text:span></text:p>
          </draw:text-box>
        </draw:frame>
        <draw:frame draw:style-name="gr59" draw:text-style-name="P29" draw:layer="layout" svg:width="7.148cm" svg:height="1.673cm" svg:x="7.355cm" svg:y="20.077cm">
          <draw:text-box>
            <text:p text:style-name="P28"><text:span text:style-name="T11"><text:s/></text:span></text:p>
            <text:p text:style-name="P28"><text:span text:style-name="T11">Vanlige <text:s/>substitusjonsmuligheter</text:span></text:p>
          </draw:text-box>
        </draw:frame>
        <draw:frame draw:style-name="gr41" draw:text-style-name="P29" draw:layer="layout" svg:width="6.695cm" svg:height="1.199cm" svg:x="15.305cm" svg:y="20.305cm">
          <draw:text-box>
            <text:p text:style-name="P28"><text:span text:style-name="T11">Ingen </text:span></text:p>
            <text:p text:style-name="P28"><text:span text:style-name="T11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11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11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11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2cm" svg:y1="18.75cm" svg:x2="5cm" svg:y2="16cm">
          <text:p/>
        </draw:line>
        <draw:frame draw:style-name="gr14" draw:text-style-name="P11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11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1" draw:text-style-name="P3" draw:layer="layout" svg:x1="14.5cm" svg:y1="17.7cm" svg:x2="16cm" svg:y2="17.75cm">
          <text:p/>
        </draw:line>
        <draw:line draw:style-name="gr61" draw:text-style-name="P3" draw:layer="layout" svg:x1="16cm" svg:y1="17.65cm" svg:x2="16cm" svg:y2="19.75cm">
          <text:p/>
        </draw:line>
        <draw:line draw:style-name="gr61" draw:text-style-name="P3" draw:layer="layout" svg:x1="16cm" svg:y1="17.65cm" svg:x2="16cm" svg:y2="19.75cm">
          <text:p/>
        </draw:line>
        <draw:custom-shape draw:style-name="gr18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8" draw:text-style-name="P13" draw:layer="layout" svg:width="3.084cm" svg:height="1.318cm" svg:x="15.95cm" svg:y="11.25cm">
          <draw:text-box>
            <text:p text:style-name="P12"><text:span text:style-name="T12">MSB</text:span><text:span text:style-name="T4"> </text:span></text:p>
            <text:p text:style-name="P12"/>
          </draw:text-box>
        </draw:frame>
        <draw:frame draw:style-name="gr62" draw:text-style-name="P18" draw:layer="layout" svg:width="3.762cm" svg:height="0.569cm" svg:x="14.812cm" svg:y="9.232cm">
          <draw:text-box>
            <text:p text:style-name="P17"><text:span text:style-name="T6">Indifferenskurve (isonytte)</text:span></text:p>
          </draw:text-box>
        </draw:frame>
        <draw:frame draw:style-name="gr14" draw:text-style-name="P42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42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42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42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11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11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11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11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5" draw:text-style-name="P18" draw:layer="layout" svg:width="3.389cm" svg:height="0.569cm" svg:x="2.912cm" svg:y="15.433cm">
          <draw:text-box>
            <text:p text:style-name="P17"><text:span text:style-name="T6">Ikke metning</text:span></text:p>
          </draw:text-box>
        </draw:frame>
        <draw:frame draw:style-name="gr35" draw:text-style-name="P18" draw:layer="layout" svg:width="3.389cm" svg:height="0.569cm" svg:x="8.313cm" svg:y="15.933cm">
          <draw:text-box>
            <text:p text:style-name="P17"><text:span text:style-name="T6">Budsjettlinjen</text:span></text:p>
          </draw:text-box>
        </draw:frame>
        <draw:frame draw:style-name="gr14" draw:text-style-name="P11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11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11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11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11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11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42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42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42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42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42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42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31" draw:text-style-name="P25" draw:layer="layout" svg:width="7.249cm" svg:height="1.109cm" svg:x="0.755cm" svg:y="0.257cm">
          <draw:text-box>
            <text:p text:style-name="P24"><text:span text:style-name="T9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11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11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11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11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11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11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11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11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11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11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11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11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11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11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11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11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11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11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11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11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1" draw:text-style-name="P29" draw:layer="layout" svg:width="6.695cm" svg:height="1.199cm" svg:x="1.555cm" svg:y="1.75cm">
          <draw:text-box>
            <text:p text:style-name="P28"><text:span text:style-name="T11">Egenpriselastisitet</text:span></text:p>
          </draw:text-box>
        </draw:frame>
        <draw:frame draw:style-name="gr41" draw:text-style-name="P29" draw:layer="layout" svg:width="6.695cm" svg:height="1.199cm" svg:x="7.805cm" svg:y="1.801cm">
          <draw:text-box>
            <text:p text:style-name="P28"><text:span text:style-name="T11">Krysspriselastisitet</text:span></text:p>
          </draw:text-box>
        </draw:frame>
        <draw:frame draw:style-name="gr41" draw:text-style-name="P29" draw:layer="layout" svg:width="6.695cm" svg:height="1.199cm" svg:x="14.895cm" svg:y="2.051cm">
          <draw:text-box>
            <text:p text:style-name="P28"><text:span text:style-name="T11">Inntektselastisitet</text:span></text:p>
          </draw:text-box>
        </draw:frame>
        <draw:frame draw:style-name="gr63" draw:text-style-name="P29" draw:layer="layout" svg:width="7.225cm" svg:height="1.199cm" svg:x="4.025cm" svg:y="12.301cm">
          <draw:text-box>
            <text:p text:style-name="P28"><text:span text:style-name="T11">Utledning av etterspørselskurven</text:span></text:p>
            <text:p text:style-name="P28"><text:span text:style-name="T11">for gode 1</text:span></text:p>
          </draw:text-box>
        </draw:frame>
        <draw:frame draw:style-name="gr41" draw:text-style-name="P29" draw:layer="layout" svg:width="6.695cm" svg:height="1.199cm" svg:x="11.805cm" svg:y="12.451cm">
          <draw:text-box>
            <text:p text:style-name="P28"><text:span text:style-name="T11">Utledning av tilbudskurven for</text:span></text:p>
            <text:p text:style-name="P28"><text:span text:style-name="T11">arbeidskraft (ikke pensum)</text:span></text:p>
          </draw:text-box>
        </draw:frame>
        <draw:frame draw:style-name="gr41" draw:text-style-name="P29" draw:layer="layout" svg:width="6.695cm" svg:height="1.199cm" svg:x="4.804cm" svg:y="20.304cm">
          <draw:text-box>
            <text:p text:style-name="P28"><text:span text:style-name="T11">Etterspørsel av </text:span></text:p>
            <text:p text:style-name="P28"><text:span text:style-name="T11">konsumgode</text:span></text:p>
          </draw:text-box>
        </draw:frame>
        <draw:frame draw:style-name="gr41" draw:text-style-name="P29" draw:layer="layout" svg:width="6.695cm" svg:height="1.199cm" svg:x="12.1cm" svg:y="20.65cm">
          <draw:text-box>
            <text:p text:style-name="P28"><text:span text:style-name="T11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11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11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5" draw:text-style-name="P18" draw:layer="layout" svg:width="3.389cm" svg:height="0.569cm" svg:x="2.712cm" svg:y="10.433cm">
          <draw:text-box>
            <text:p text:style-name="P17"><text:span text:style-name="T6">Prisuelastisk</text:span></text:p>
          </draw:text-box>
        </draw:frame>
        <draw:frame draw:style-name="gr35" draw:text-style-name="P18" draw:layer="layout" svg:width="3.389cm" svg:height="0.569cm" svg:x="1.113cm" svg:y="10.434cm">
          <draw:text-box>
            <text:p text:style-name="P17"><text:span text:style-name="T6">Priselastisk</text:span></text:p>
          </draw:text-box>
        </draw:frame>
        <draw:frame draw:style-name="gr35" draw:text-style-name="P18" draw:layer="layout" svg:width="3.389cm" svg:height="0.569cm" svg:x="4.914cm" svg:y="10.435cm">
          <draw:text-box>
            <text:p text:style-name="P17"><text:span text:style-name="T6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11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11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4" draw:text-style-name="P18" draw:layer="layout" svg:width="3.389cm" svg:height="0.887cm" svg:x="2.35cm" svg:y="9.263cm">
          <draw:text-box>
            <text:p text:style-name="P17"><text:span text:style-name="T6">Pris-</text:span></text:p>
            <text:p text:style-name="P17"><text:span text:style-name="T6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4" draw:text-style-name="P18" draw:layer="layout" svg:width="3.389cm" svg:height="0.887cm" svg:x="9.6cm" svg:y="9.35cm">
          <draw:text-box>
            <text:p text:style-name="P17"><text:span text:style-name="T6">Pris-</text:span></text:p>
            <text:p text:style-name="P17"><text:span text:style-name="T6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5" draw:text-style-name="P18" draw:layer="layout" svg:width="3.389cm" svg:height="0.569cm" svg:x="7.901cm" svg:y="10.401cm">
          <draw:text-box>
            <text:p text:style-name="P17"><text:span text:style-name="T6">Komplementært</text:span></text:p>
          </draw:text-box>
        </draw:frame>
        <draw:frame draw:style-name="gr35" draw:text-style-name="P18" draw:layer="layout" svg:width="3.389cm" svg:height="0.569cm" svg:x="10.202cm" svg:y="10.402cm">
          <draw:text-box>
            <text:p text:style-name="P17"><text:span text:style-name="T6">Alternativer</text:span></text:p>
          </draw:text-box>
        </draw:frame>
        <draw:frame draw:style-name="gr14" draw:text-style-name="P11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11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4" draw:text-style-name="P18" draw:layer="layout" svg:width="3.389cm" svg:height="0.887cm" svg:x="16.461cm" svg:y="10.481cm">
          <draw:text-box>
            <text:p text:style-name="P17"><text:span text:style-name="T6">Inntekts-</text:span></text:p>
            <text:p text:style-name="P17"><text:span text:style-name="T6">uelastisk</text:span></text:p>
          </draw:text-box>
        </draw:frame>
        <draw:frame draw:style-name="gr64" draw:text-style-name="P18" draw:layer="layout" svg:width="3.389cm" svg:height="0.887cm" svg:x="14.311cm" svg:y="10.45cm">
          <draw:text-box>
            <text:p text:style-name="P17"><text:span text:style-name="T6">Mindreverdig</text:span></text:p>
            <text:p text:style-name="P17"><text:span text:style-name="T6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11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4" draw:text-style-name="P18" draw:layer="layout" svg:width="3.389cm" svg:height="0.887cm" svg:x="18.016cm" svg:y="9.135cm">
          <draw:text-box>
            <text:p text:style-name="P17"><text:span text:style-name="T6">Inntekts-</text:span></text:p>
            <text:p text:style-name="P17"><text:span text:style-name="T6">nøytralt</text:span></text:p>
          </draw:text-box>
        </draw:frame>
        <draw:frame draw:style-name="gr64" draw:text-style-name="P18" draw:layer="layout" svg:width="3.389cm" svg:height="0.887cm" svg:x="18.612cm" svg:y="10.451cm">
          <draw:text-box>
            <text:p text:style-name="P17"><text:span text:style-name="T6">Inntekts-</text:span></text:p>
            <text:p text:style-name="P17"><text:span text:style-name="T6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11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11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11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11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11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15cm" svg:y1="7.251cm" svg:x2="18cm" svg:y2="4.501cm">
          <text:p/>
        </draw:line>
        <draw:frame draw:style-name="gr65" draw:text-style-name="P18" draw:layer="layout" svg:width="3.389cm" svg:height="0.619cm" svg:x="16.702cm" svg:y="3.652cm">
          <draw:text-box>
            <text:p text:style-name="P17"><text:span text:style-name="T6">Engel-kurve</text:span></text:p>
          </draw:text-box>
        </draw:frame>
        <draw:frame draw:style-name="gr14" draw:text-style-name="P11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11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11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11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25cm" svg:y1="6.5cm" svg:x2="2.25cm" svg:y2="8.15cm">
          <text:p/>
        </draw:line>
        <draw:frame draw:style-name="gr14" draw:text-style-name="P11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11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11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11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6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11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11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7" draw:text-style-name="P3" draw:layer="layout" svg:x1="15.5cm" svg:y1="6.25cm" svg:x2="15.45cm" svg:y2="5.55cm">
          <text:p/>
        </draw:line>
        <draw:line draw:style-name="gr68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11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11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11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11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11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11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11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11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251cm" svg:y1="6.501cm" svg:x2="2.251cm" svg:y2="8.151cm">
          <text:p/>
        </draw:line>
        <draw:frame draw:style-name="gr14" draw:text-style-name="P11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11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11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6" draw:text-style-name="P3" draw:layer="layout" svg:x1="3.351cm" svg:y1="6.601cm" svg:x2="2.351cm" svg:y2="6.601cm">
          <text:p/>
        </draw:line>
        <draw:frame draw:style-name="gr14" draw:text-style-name="P11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11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8" draw:layer="layout" svg:width="3.389cm" svg:height="0.619cm" svg:x="6.003cm" svg:y="17.653cm">
          <draw:text-box>
            <text:p text:style-name="P17"><text:span text:style-name="T6">A</text:span></text:p>
          </draw:text-box>
        </draw:frame>
        <draw:frame draw:style-name="gr65" draw:text-style-name="P18" draw:layer="layout" svg:width="3.389cm" svg:height="0.619cm" svg:x="16.703cm" svg:y="3.653cm">
          <draw:text-box>
            <text:p text:style-name="P17"><text:span text:style-name="T6">Engel-kurve</text:span></text:p>
          </draw:text-box>
        </draw:frame>
        <draw:frame draw:style-name="gr65" draw:text-style-name="P18" draw:layer="layout" svg:width="3.389cm" svg:height="0.619cm" svg:x="5.504cm" svg:y="16.954cm">
          <draw:text-box>
            <text:p text:style-name="P17"><text:span text:style-name="T6">B</text:span></text:p>
          </draw:text-box>
        </draw:frame>
        <draw:frame draw:style-name="gr65" draw:text-style-name="P18" draw:layer="layout" svg:width="3.389cm" svg:height="0.619cm" svg:x="4.305cm" svg:y="17.855cm">
          <draw:text-box>
            <text:p text:style-name="P17"><text:span text:style-name="T6">C</text:span></text:p>
          </draw:text-box>
        </draw:frame>
        <draw:line draw:style-name="gr69" draw:text-style-name="P3" draw:layer="layout" svg:x1="6.75cm" svg:y1="17.75cm" svg:x2="6cm" svg:y2="16.75cm">
          <text:p/>
        </draw:line>
        <draw:line draw:style-name="gr70" draw:text-style-name="P3" draw:layer="layout" svg:x1="5.25cm" svg:y1="17.5cm" svg:x2="5.05cm" svg:y2="18.1cm">
          <text:p/>
        </draw:line>
        <draw:frame draw:style-name="gr65" draw:text-style-name="P18" draw:layer="layout" svg:width="3.389cm" svg:height="0.619cm" svg:x="6.304cm" svg:y="16.654cm">
          <draw:text-box>
            <text:p text:style-name="P17"><text:span text:style-name="T6"><text:s/></text:span><text:span text:style-name="T6">SE (-)</text:span></text:p>
          </draw:text-box>
        </draw:frame>
        <draw:frame draw:style-name="gr65" draw:text-style-name="P18" draw:layer="layout" svg:width="3.389cm" svg:height="0.619cm" svg:x="3.805cm" svg:y="17.155cm">
          <draw:text-box>
            <text:p text:style-name="P17"><text:span text:style-name="T6"><text:s/></text:span><text:span text:style-name="T6">IE (+/-,0)</text:span></text:p>
          </draw:text-box>
        </draw:frame>
        <draw:frame draw:style-name="gr14" draw:text-style-name="P11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11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11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11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11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11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1" draw:text-style-name="P43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3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3" draw:text-style-name="P18" draw:layer="layout" svg:width="3.389cm" svg:height="1.205cm" svg:x="6.104cm" svg:y="22.054cm">
          <draw:text-box>
            <text:p text:style-name="P17"><text:span text:style-name="T6">Etterspørselskurve </text:span></text:p>
            <text:p text:style-name="P17"><text:span text:style-name="T6">(subseffekt overstiger</text:span></text:p>
            <text:p text:style-name="P17"><text:span text:style-name="T6">inntektseffekt)</text:span></text:p>
          </draw:text-box>
        </draw:frame>
        <draw:line draw:style-name="gr74" draw:text-style-name="P3" draw:layer="layout" svg:x1="7.5cm" svg:y1="22.75cm" svg:x2="6cm" svg:y2="23.75cm">
          <text:p/>
        </draw:line>
        <draw:frame draw:style-name="gr65" draw:text-style-name="P18" draw:layer="layout" svg:width="3.389cm" svg:height="0.619cm" svg:x="5.904cm" svg:y="25.654cm">
          <draw:text-box>
            <text:p text:style-name="P17"><text:span text:style-name="T6">MBV</text:span></text:p>
          </draw:text-box>
        </draw:frame>
        <draw:line draw:style-name="gr75" draw:text-style-name="P3" draw:layer="layout" svg:x1="16.25cm" svg:y1="20.25cm" svg:x2="11.5cm" svg:y2="20.25cm">
          <text:p/>
        </draw:line>
        <draw:frame draw:style-name="gr14" draw:text-style-name="P11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11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11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11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11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8" draw:layer="layout" svg:width="3.389cm" svg:height="0.619cm" svg:x="13.105cm" svg:y="18.555cm">
          <draw:text-box>
            <text:p text:style-name="P17"><text:span text:style-name="T6">A</text:span></text:p>
          </draw:text-box>
        </draw:frame>
        <draw:frame draw:style-name="gr65" draw:text-style-name="P18" draw:layer="layout" svg:width="3.389cm" svg:height="0.619cm" svg:x="12.25cm" svg:y="17.881cm">
          <draw:text-box>
            <text:p text:style-name="P17"><text:span text:style-name="T6">B</text:span></text:p>
          </draw:text-box>
        </draw:frame>
        <draw:frame draw:style-name="gr65" draw:text-style-name="P18" draw:layer="layout" svg:width="3.389cm" svg:height="0.619cm" svg:x="13.551cm" svg:y="16.882cm">
          <draw:text-box>
            <text:p text:style-name="P17"><text:span text:style-name="T6">C</text:span></text:p>
          </draw:text-box>
        </draw:frame>
        <draw:frame draw:style-name="gr65" draw:text-style-name="P18" draw:layer="layout" svg:width="3.389cm" svg:height="0.619cm" svg:x="13.006cm" svg:y="25.756cm">
          <draw:text-box>
            <text:p text:style-name="P17"><text:span text:style-name="T6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5" draw:text-style-name="P18" draw:layer="layout" svg:width="3.389cm" svg:height="0.619cm" svg:x="14.307cm" svg:y="22.557cm">
          <draw:text-box>
            <text:p text:style-name="P17"><text:span text:style-name="T6">C</text:span></text:p>
          </draw:text-box>
        </draw:frame>
        <draw:frame draw:style-name="gr76" draw:text-style-name="P18" draw:layer="layout" svg:width="3.389cm" svg:height="1.523cm" svg:x="13.805cm" svg:y="21.255cm">
          <draw:text-box>
            <text:p text:style-name="P17"><text:span text:style-name="T6">Tilbudskurve </text:span></text:p>
            <text:p text:style-name="P17"><text:span text:style-name="T6">(ikke alltid subseffekt </text:span></text:p>
            <text:p text:style-name="P17"><text:span text:style-name="T6">overstiger</text:span></text:p>
            <text:p text:style-name="P17"><text:span text:style-name="T6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8" draw:layer="layout" svg:width="3.389cm" svg:height="0.619cm" svg:x="12.105cm" svg:y="18.355cm">
          <draw:text-box>
            <text:p text:style-name="P17"><text:span text:style-name="T6"><text:s/></text:span><text:span text:style-name="T6">SE (-)</text:span></text:p>
          </draw:text-box>
        </draw:frame>
        <draw:frame draw:style-name="gr65" draw:text-style-name="P18" draw:layer="layout" svg:width="3.389cm" svg:height="0.619cm" svg:x="12.106cm" svg:y="17.056cm">
          <draw:text-box>
            <text:p text:style-name="P17"><text:span text:style-name="T6"><text:s/></text:span><text:span text:style-name="T6">IE (+)</text:span></text:p>
          </draw:text-box>
        </draw:frame>
        <draw:frame draw:style-name="gr65" draw:text-style-name="P18" draw:layer="layout" svg:width="3.389cm" svg:height="0.619cm" svg:x="7.207cm" svg:y="24.557cm">
          <draw:text-box>
            <text:p text:style-name="P17"><text:span text:style-name="T6">A</text:span></text:p>
          </draw:text-box>
        </draw:frame>
        <draw:frame draw:style-name="gr77" draw:text-style-name="P44" draw:layer="layout" svg:width="0.693cm" svg:height="0.57cm" svg:x="5.064cm" svg:y="22.182cm">
          <draw:text-box>
            <text:p text:style-name="P6"><text:span text:style-name="T6">C</text:span></text:p>
          </draw:text-box>
        </draw:frame>
        <draw:frame draw:style-name="gr65" draw:text-style-name="P18" draw:layer="layout" svg:width="3.389cm" svg:height="0.619cm" svg:x="12.708cm" svg:y="22.158cm">
          <draw:text-box>
            <text:p text:style-name="P17"><text:span text:style-name="T6">c’</text:span></text:p>
          </draw:text-box>
        </draw:frame>
        <draw:custom-shape draw:style-name="gr18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3.251cm" svg:y1="6.501cm" svg:x2="3.251cm" svg:y2="8.151cm">
          <text:p/>
        </draw:line>
        <draw:line draw:style-name="gr61" draw:text-style-name="P3" draw:layer="layout" svg:x1="1.5cm" svg:y1="6.35cm" svg:x2="3.5cm" svg:y2="6.35cm">
          <text:p/>
        </draw:line>
        <draw:line draw:style-name="gr61" draw:text-style-name="P3" draw:layer="layout" svg:x1="1.55cm" svg:y1="6.6cm" svg:x2="2.3cm" svg:y2="6.6cm">
          <text:p/>
        </draw:line>
        <draw:line draw:style-name="gr61" draw:text-style-name="P3" draw:layer="layout" svg:x1="7.9cm" svg:y1="7.25cm" svg:x2="9.6cm" svg:y2="7.25cm">
          <text:p/>
        </draw:line>
        <draw:line draw:style-name="gr61" draw:text-style-name="P3" draw:layer="layout" svg:x1="7.9cm" svg:y1="6.35cm" svg:x2="9.6cm" svg:y2="6.35cm">
          <text:p/>
        </draw:line>
        <draw:line draw:style-name="gr78" draw:text-style-name="P3" draw:layer="layout" svg:x1="9.65cm" svg:y1="6.55cm" svg:x2="9.65cm" svg:y2="7.05cm">
          <text:p/>
        </draw:line>
        <draw:line draw:style-name="gr61" draw:text-style-name="P3" draw:layer="layout" svg:x1="9.651cm" svg:y1="6.501cm" svg:x2="9.651cm" svg:y2="8.151cm">
          <text:p/>
        </draw:line>
        <draw:line draw:style-name="gr61" draw:text-style-name="P3" draw:layer="layout" svg:x1="14.5cm" svg:y1="5.75cm" svg:x2="16.5cm" svg:y2="5.75cm">
          <text:p/>
        </draw:line>
        <draw:line draw:style-name="gr61" draw:text-style-name="P3" draw:layer="layout" svg:x1="14.6cm" svg:y1="6.15cm" svg:x2="16.3cm" svg:y2="6.15cm">
          <text:p/>
        </draw:line>
        <draw:line draw:style-name="gr61" draw:text-style-name="P3" draw:layer="layout" svg:x1="16.451cm" svg:y1="5.701cm" svg:x2="16.5cm" svg:y2="8.25cm">
          <text:p/>
        </draw:line>
        <draw:line draw:style-name="gr61" draw:text-style-name="P3" draw:layer="layout" svg:x1="16.149cm" svg:y1="6.301cm" svg:x2="16.152cm" svg:y2="7.951cm">
          <text:p/>
        </draw:line>
        <draw:line draw:style-name="gr61" draw:text-style-name="P3" draw:layer="layout" svg:x1="16.151cm" svg:y1="6.501cm" svg:x2="16.151cm" svg:y2="8.151cm">
          <text:p/>
        </draw:line>
        <draw:frame draw:style-name="gr14" draw:text-style-name="P11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11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11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31" draw:text-style-name="P25" draw:layer="layout" svg:width="7.249cm" svg:height="1.109cm" svg:x="0.756cm" svg:y="0.258cm">
          <draw:text-box>
            <text:p text:style-name="P24"><text:span text:style-name="T9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45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11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11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79" draw:text-style-name="P3" draw:layer="layout" svg:x1="2.5cm" svg:y1="9.95cm" svg:x2="2.5cm" svg:y2="7.2cm">
          <text:p/>
        </draw:line>
        <draw:line draw:style-name="gr80" draw:text-style-name="P3" draw:layer="layout" svg:x1="2.5cm" svg:y1="9.95cm" svg:x2="5cm" svg:y2="9.95cm">
          <text:p/>
        </draw:line>
        <draw:frame draw:style-name="gr14" draw:text-style-name="P11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11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79" draw:text-style-name="P3" draw:layer="layout" svg:x1="2.5cm" svg:y1="13.85cm" svg:x2="2.5cm" svg:y2="11.1cm">
          <text:p/>
        </draw:line>
        <draw:line draw:style-name="gr80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11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11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79" draw:text-style-name="P3" draw:layer="layout" svg:x1="12.5cm" svg:y1="26.35cm" svg:x2="12.5cm" svg:y2="23.6cm">
          <text:p/>
        </draw:line>
        <draw:line draw:style-name="gr80" draw:text-style-name="P3" draw:layer="layout" svg:x1="12.5cm" svg:y1="26.35cm" svg:x2="15cm" svg:y2="26.35cm">
          <text:p/>
        </draw:line>
        <draw:frame draw:style-name="gr14" draw:text-style-name="P11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11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11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79" draw:text-style-name="P3" draw:layer="layout" svg:x1="7.501cm" svg:y1="9.95cm" svg:x2="7.501cm" svg:y2="7.2cm">
          <text:p/>
        </draw:line>
        <draw:line draw:style-name="gr80" draw:text-style-name="P3" draw:layer="layout" svg:x1="7.501cm" svg:y1="9.95cm" svg:x2="10.001cm" svg:y2="9.95cm">
          <text:p/>
        </draw:line>
        <draw:frame draw:style-name="gr14" draw:text-style-name="P11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11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79" draw:text-style-name="P3" draw:layer="layout" svg:x1="7.501cm" svg:y1="13.85cm" svg:x2="7.501cm" svg:y2="11.1cm">
          <text:p/>
        </draw:line>
        <draw:line draw:style-name="gr80" draw:text-style-name="P3" draw:layer="layout" svg:x1="7.501cm" svg:y1="13.85cm" svg:x2="10.001cm" svg:y2="13.85cm">
          <text:p/>
        </draw:line>
        <draw:frame draw:style-name="gr14" draw:text-style-name="P11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11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79" draw:text-style-name="P3" draw:layer="layout" svg:x1="17.101cm" svg:y1="26.35cm" svg:x2="17.101cm" svg:y2="23.6cm">
          <text:p/>
        </draw:line>
        <draw:line draw:style-name="gr80" draw:text-style-name="P3" draw:layer="layout" svg:x1="17.101cm" svg:y1="26.35cm" svg:x2="19.601cm" svg:y2="26.35cm">
          <text:p/>
        </draw:line>
        <draw:frame draw:style-name="gr14" draw:text-style-name="P11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11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11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79" draw:text-style-name="P3" draw:layer="layout" svg:x1="14.502cm" svg:y1="9.95cm" svg:x2="14.502cm" svg:y2="7.2cm">
          <text:p/>
        </draw:line>
        <draw:line draw:style-name="gr80" draw:text-style-name="P3" draw:layer="layout" svg:x1="14.502cm" svg:y1="9.95cm" svg:x2="17.002cm" svg:y2="9.95cm">
          <text:p/>
        </draw:line>
        <draw:frame draw:style-name="gr14" draw:text-style-name="P11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11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79" draw:text-style-name="P3" draw:layer="layout" svg:x1="14.502cm" svg:y1="13.85cm" svg:x2="14.502cm" svg:y2="11.1cm">
          <text:p/>
        </draw:line>
        <draw:line draw:style-name="gr80" draw:text-style-name="P3" draw:layer="layout" svg:x1="14.502cm" svg:y1="13.85cm" svg:x2="17.002cm" svg:y2="13.85cm">
          <text:p/>
        </draw:line>
        <draw:frame draw:style-name="gr14" draw:text-style-name="P11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79" draw:text-style-name="P3" draw:layer="layout" svg:x1="14.502cm" svg:y1="21.85cm" svg:x2="14.502cm" svg:y2="19.1cm">
          <text:p/>
        </draw:line>
        <draw:line draw:style-name="gr80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46" draw:layer="layout" svg:x1="7.85cm" svg:y1="7.65cm" svg:x2="9.6cm" svg:y2="9.4cm">
          <text:p/>
        </draw:line>
        <draw:line draw:style-name="gr2" draw:text-style-name="P46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46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11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11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79" draw:text-style-name="P3" draw:layer="layout" svg:x1="2.502cm" svg:y1="21.85cm" svg:x2="2.502cm" svg:y2="19.1cm">
          <text:p/>
        </draw:line>
        <draw:line draw:style-name="gr80" draw:text-style-name="P3" draw:layer="layout" svg:x1="2.502cm" svg:y1="21.85cm" svg:x2="5.002cm" svg:y2="21.85cm">
          <text:p/>
        </draw:line>
        <draw:line draw:style-name="gr2" draw:text-style-name="P46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11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11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79" draw:text-style-name="P3" draw:layer="layout" svg:x1="2.502cm" svg:y1="17.75cm" svg:x2="2.502cm" svg:y2="15cm">
          <text:p/>
        </draw:line>
        <draw:line draw:style-name="gr80" draw:text-style-name="P3" draw:layer="layout" svg:x1="2.502cm" svg:y1="17.75cm" svg:x2="5.002cm" svg:y2="17.75cm">
          <text:p/>
        </draw:line>
        <draw:line draw:style-name="gr2" draw:text-style-name="P46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11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11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79" draw:text-style-name="P3" draw:layer="layout" svg:x1="9.502cm" svg:y1="21.85cm" svg:x2="9.502cm" svg:y2="19.1cm">
          <text:p/>
        </draw:line>
        <draw:line draw:style-name="gr80" draw:text-style-name="P3" draw:layer="layout" svg:x1="9.502cm" svg:y1="21.85cm" svg:x2="12.002cm" svg:y2="21.85cm">
          <text:p/>
        </draw:line>
        <draw:line draw:style-name="gr2" draw:text-style-name="P46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11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11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79" draw:text-style-name="P3" draw:layer="layout" svg:x1="12.803cm" svg:y1="17.85cm" svg:x2="12.803cm" svg:y2="15.1cm">
          <text:p/>
        </draw:line>
        <draw:line draw:style-name="gr80" draw:text-style-name="P3" draw:layer="layout" svg:x1="12.803cm" svg:y1="17.85cm" svg:x2="15.303cm" svg:y2="17.85cm">
          <text:p/>
        </draw:line>
        <draw:line draw:style-name="gr2" draw:text-style-name="P46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1" draw:text-style-name="P9" draw:layer="layout" svg:width="19.847cm" svg:height="2.393cm" svg:x="5.35cm" svg:y="15.007cm">
          <draw:text-box>
            <text:list text:style-name="L1">
              <text:list-header>
                <text:p text:style-name="P6"><text:span text:style-name="T19">FORUTSETNINGER BAK FULKOMMEN KONKURRANSE</text:span></text:p>
                <text:p text:style-name="P6"><text:span text:style-name="T19"/></text:p>
              </text:list-header>
            </text:list>
            <text:list text:style-name="L3">
              <text:list-item>
                <text:p text:style-name="P6">Mange aktører på både tilbuds- og etterspørselssiden</text:p>
              </text:list-item>
              <text:list-item>
                <text:p text:style-name="P6">Prisen blir bestemt i et samspill mellom tilbydere og etterspørere </text:p>
              </text:list-item>
              <text:list-item>
                <text:p text:style-name="P47">Homogene varer</text:p>
              </text:list-item>
              <text:list-item>
                <text:p text:style-name="P47">Rasjonelle aktører: Maks nytte og profitt</text:p>
              </text:list-item>
              <text:list-item>
                <text:p text:style-name="P47">Bruker all relevant informasjon</text:p>
              </text:list-item>
              <text:list-item>
                <text:p text:style-name="P47">Ingen transaksjonskostnader</text:p>
                <text:p text:style-name="P6"/>
              </text:list-item>
            </text:list>
          </draw:text-box>
        </draw:frame>
        <draw:frame draw:style-name="gr14" draw:text-style-name="P11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11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11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11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79" draw:text-style-name="P3" draw:layer="layout" svg:x1="17.502cm" svg:y1="4.95cm" svg:x2="17.502cm" svg:y2="2.2cm">
          <text:p/>
        </draw:line>
        <draw:line draw:style-name="gr80" draw:text-style-name="P3" draw:layer="layout" svg:x1="17.502cm" svg:y1="4.95cm" svg:x2="20.002cm" svg:y2="4.95cm">
          <text:p/>
        </draw:line>
        <draw:line draw:style-name="gr2" draw:text-style-name="P46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48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2" draw:text-style-name="P49" draw:layer="layout" svg:width="0.723cm" svg:height="3.431cm" svg:x="0.95cm" svg:y="1.8cm">
          <draw:text-box>
            <text:p text:style-name="P17"><text:span text:style-name="T20">P</text:span></text:p>
            <text:p text:style-name="P17"><text:span text:style-name="T20">L</text:span></text:p>
            <text:p text:style-name="P17"><text:span text:style-name="T20">A</text:span></text:p>
            <text:p text:style-name="P17"><text:span text:style-name="T20">N</text:span></text:p>
            <text:p text:style-name="P17"><text:span text:style-name="T20">L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</draw:text-box>
        </draw:frame>
        <draw:frame draw:style-name="gr14" draw:text-style-name="P11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11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11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11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3" draw:text-style-name="P9" draw:layer="layout" svg:width="0.875cm" svg:height="0.962cm" svg:x="12.5cm" svg:y="7.95cm">
          <draw:text-box>
            <text:p text:style-name="P6">=</text:p>
          </draw:text-box>
        </draw:frame>
        <draw:frame draw:style-name="gr83" draw:text-style-name="P9" draw:layer="layout" svg:width="0.875cm" svg:height="0.962cm" svg:x="12.501cm" svg:y="11.95cm">
          <draw:text-box>
            <text:p text:style-name="P6">=</text:p>
          </draw:text-box>
        </draw:frame>
        <draw:frame draw:style-name="gr14" draw:text-style-name="P11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11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11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11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11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11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11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11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11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11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11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11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11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11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11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11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11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11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5cm" svg:y1="16.45cm" svg:x2="3.75cm" svg:y2="16.45cm">
          <text:p/>
        </draw:line>
        <draw:line draw:style-name="gr61" draw:text-style-name="P3" draw:layer="layout" svg:x1="3.65cm" svg:y1="17.7cm" svg:x2="3.65cm" svg:y2="16.45cm">
          <text:p/>
        </draw:line>
        <draw:line draw:style-name="gr61" draw:text-style-name="P3" draw:layer="layout" svg:x1="12.8cm" svg:y1="16.55cm" svg:x2="14.05cm" svg:y2="16.55cm">
          <text:p/>
        </draw:line>
        <draw:line draw:style-name="gr61" draw:text-style-name="P3" draw:layer="layout" svg:x1="13.382cm" svg:y1="17.801cm" svg:x2="13.369cm" svg:y2="16cm">
          <text:p/>
        </draw:line>
        <draw:line draw:style-name="gr61" draw:text-style-name="P3" draw:layer="layout" svg:x1="2.5cm" svg:y1="9.037cm" svg:x2="4.001cm" svg:y2="9.013cm">
          <text:p/>
        </draw:line>
        <draw:line draw:style-name="gr61" draw:text-style-name="P3" draw:layer="layout" svg:x1="2.6cm" svg:y1="12.038cm" svg:x2="4.001cm" svg:y2="12.012cm">
          <text:p/>
        </draw:line>
        <draw:line draw:style-name="gr61" draw:text-style-name="P3" draw:layer="layout" svg:x1="2.5cm" svg:y1="12.85cm" svg:x2="3.25cm" svg:y2="12.85cm">
          <text:p/>
        </draw:line>
        <draw:line draw:style-name="gr61" draw:text-style-name="P3" draw:layer="layout" svg:x1="7.6cm" svg:y1="12.15cm" svg:x2="8.85cm" svg:y2="12.15cm">
          <text:p/>
        </draw:line>
        <draw:line draw:style-name="gr61" draw:text-style-name="P3" draw:layer="layout" svg:x1="7.5cm" svg:y1="12.85cm" svg:x2="8.25cm" svg:y2="12.85cm">
          <text:p/>
        </draw:line>
        <draw:line draw:style-name="gr61" draw:text-style-name="P3" draw:layer="layout" svg:x1="7.5cm" svg:y1="9.05cm" svg:x2="9.25cm" svg:y2="9.05cm">
          <text:p/>
        </draw:line>
        <draw:line draw:style-name="gr61" draw:text-style-name="P3" draw:layer="layout" svg:x1="3.25cm" svg:y1="21.8cm" svg:x2="3.25cm" svg:y2="20.55cm">
          <text:p/>
        </draw:line>
        <draw:line draw:style-name="gr61" draw:text-style-name="P3" draw:layer="layout" svg:x1="2.497cm" svg:y1="21.097cm" svg:x2="3.254cm" svg:y2="21.105cm">
          <text:p/>
        </draw:line>
        <draw:line draw:style-name="gr61" draw:text-style-name="P3" draw:layer="layout" svg:x1="9.5cm" svg:y1="20.034cm" svg:x2="11.251cm" svg:y2="20.015cm">
          <text:p/>
        </draw:line>
        <draw:line draw:style-name="gr61" draw:text-style-name="P3" draw:layer="layout" svg:x1="12.8cm" svg:y1="16.55cm" svg:x2="14.05cm" svg:y2="16.55cm">
          <text:p/>
        </draw:line>
        <draw:line draw:style-name="gr61" draw:text-style-name="P3" draw:layer="layout" svg:x1="10.197cm" svg:y1="21.802cm" svg:x2="10.203cm" svg:y2="19.999cm">
          <text:p/>
        </draw:line>
        <draw:frame draw:style-name="gr14" draw:text-style-name="P48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48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4" draw:text-style-name="P9" draw:layer="layout" svg:width="1.387cm" svg:height="0.489cm" svg:x="18.65cm" svg:y="3.428cm">
          <draw:text-box>
            <text:p text:style-name="P6">MBV=GK</text:p>
          </draw:text-box>
        </draw:frame>
        <draw:frame draw:style-name="gr14" draw:text-style-name="P11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11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11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11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79" draw:text-style-name="P3" draw:layer="layout" svg:x1="17.403cm" svg:y1="17.85cm" svg:x2="17.403cm" svg:y2="15.1cm">
          <text:p/>
        </draw:line>
        <draw:line draw:style-name="gr80" draw:text-style-name="P3" draw:layer="layout" svg:x1="17.403cm" svg:y1="17.85cm" svg:x2="19.903cm" svg:y2="17.85cm">
          <text:p/>
        </draw:line>
        <draw:line draw:style-name="gr2" draw:text-style-name="P46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11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11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7.4cm" svg:y1="16.55cm" svg:x2="18.65cm" svg:y2="16.55cm">
          <text:p/>
        </draw:line>
        <draw:line draw:style-name="gr61" draw:text-style-name="P3" draw:layer="layout" svg:x1="18.55cm" svg:y1="17.8cm" svg:x2="18.55cm" svg:y2="16.55cm">
          <text:p/>
        </draw:line>
        <draw:line draw:style-name="gr61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5" draw:text-style-name="P49" draw:layer="layout" svg:width="0.723cm" svg:height="3.749cm" svg:x="0.951cm" svg:y="6.801cm">
          <draw:text-box>
            <text:p text:style-name="P17"><text:span text:style-name="T20">A</text:span></text:p>
            <text:p text:style-name="P17"><text:span text:style-name="T20">G</text:span></text:p>
            <text:p text:style-name="P17"><text:span text:style-name="T20">G</text:span></text:p>
            <text:p text:style-name="P17"><text:span text:style-name="T20">R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  <text:p text:style-name="P17"><text:span text:style-name="T20">I</text:span></text:p>
            <text:p text:style-name="P17"><text:span text:style-name="T20">N</text:span></text:p>
            <text:p text:style-name="P17"><text:span text:style-name="T20">G</text:span></text:p>
          </draw:text-box>
        </draw:frame>
        <draw:frame draw:style-name="gr86" draw:text-style-name="P49" draw:layer="layout" svg:width="0.739cm" svg:height="2.795cm" svg:x="0.952cm" svg:y="14.802cm">
          <draw:text-box>
            <text:p text:style-name="P17"><text:span text:style-name="T20">M</text:span></text:p>
            <text:p text:style-name="P17"><text:span text:style-name="T20">A</text:span></text:p>
            <text:p text:style-name="P17"><text:span text:style-name="T20">R</text:span></text:p>
            <text:p text:style-name="P17"><text:span text:style-name="T20">K</text:span></text:p>
            <text:p text:style-name="P17"><text:span text:style-name="T20">E</text:span></text:p>
            <text:p text:style-name="P17"><text:span text:style-name="T20">D</text:span></text:p>
            <text:p text:style-name="P17"><text:span text:style-name="T20">E</text:span></text:p>
            <text:p text:style-name="P17"><text:span text:style-name="T20">T</text:span></text:p>
          </draw:text-box>
        </draw:frame>
        <draw:frame draw:style-name="gr87" draw:text-style-name="P49" draw:layer="layout" svg:width="0.739cm" svg:height="6.293cm" svg:x="0.952cm" svg:y="17.902cm">
          <draw:text-box>
            <text:p text:style-name="P17"><text:span text:style-name="T20"/></text:p>
            <text:p text:style-name="P17"><text:span text:style-name="T20">P</text:span></text:p>
            <text:p text:style-name="P17"><text:span text:style-name="T20">R</text:span></text:p>
            <text:p text:style-name="P17"><text:span text:style-name="T20">I</text:span></text:p>
            <text:p text:style-name="P17"><text:span text:style-name="T20">S</text:span></text:p>
            <text:p text:style-name="P17"><text:span text:style-name="T20">R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U</text:span></text:p>
            <text:p text:style-name="P17"><text:span text:style-name="T20">L</text:span></text:p>
            <text:p text:style-name="P17"><text:span text:style-name="T20">E</text:span></text:p>
            <text:p text:style-name="P17"><text:span text:style-name="T20">R</text:span></text:p>
            <text:p text:style-name="P17"><text:span text:style-name="T20">I</text:span></text:p>
            <text:p text:style-name="P17"><text:span text:style-name="T20">N</text:span></text:p>
            <text:p text:style-name="P17"><text:span text:style-name="T20">G</text:span></text:p>
            <text:p text:style-name="P17"><text:span text:style-name="T20"/></text:p>
          </draw:text-box>
        </draw:frame>
        <draw:frame draw:style-name="gr88" draw:text-style-name="P49" draw:layer="layout" svg:width="0.723cm" svg:height="3.113cm" svg:x="10.953cm" svg:y="23.303cm">
          <draw:text-box>
            <text:p text:style-name="P17"><text:span text:style-name="T20">U</text:span></text:p>
            <text:p text:style-name="P17"><text:span text:style-name="T20">E</text:span></text:p>
            <text:p text:style-name="P17"><text:span text:style-name="T20">L</text:span></text:p>
            <text:p text:style-name="P17"><text:span text:style-name="T20">A</text:span></text:p>
            <text:p text:style-name="P17"><text:span text:style-name="T20">S</text:span></text:p>
            <text:p text:style-name="P17"><text:span text:style-name="T20">T</text:span></text:p>
            <text:p text:style-name="P17"><text:span text:style-name="T20">I </text:span></text:p>
            <text:p text:style-name="P17"><text:span text:style-name="T20">S</text:span></text:p>
            <text:p text:style-name="P17"><text:span text:style-name="T20">K</text:span></text:p>
          </draw:text-box>
        </draw:frame>
        <draw:line draw:style-name="gr61" draw:text-style-name="P3" draw:layer="layout" svg:x1="12.75cm" svg:y1="16cm" svg:x2="14.45cm" svg:y2="16cm">
          <text:p/>
        </draw:line>
        <draw:line draw:style-name="gr61" draw:text-style-name="P3" draw:layer="layout" svg:x1="17.4cm" svg:y1="17.2cm" svg:x2="19.15cm" svg:y2="17.2cm">
          <text:p/>
        </draw:line>
        <draw:frame draw:style-name="gr89" draw:text-style-name="P50" draw:layer="layout" svg:width="2.149cm" svg:height="0.489cm" svg:x="2.75cm" svg:y="14.15cm">
          <draw:text-box>
            <text:p text:style-name="P6"><text:span text:style-name="T21">Markedslikevekt</text:span></text:p>
          </draw:text-box>
        </draw:frame>
        <draw:frame draw:style-name="gr90" draw:text-style-name="P50" draw:layer="layout" svg:width="2.318cm" svg:height="0.489cm" svg:x="13.005cm" svg:y="14.25cm">
          <draw:text-box>
            <text:p text:style-name="P6"><text:span text:style-name="T21">Overskuddstilbud</text:span></text:p>
          </draw:text-box>
        </draw:frame>
        <draw:frame draw:style-name="gr91" draw:text-style-name="P50" draw:layer="layout" svg:width="2.953cm" svg:height="0.489cm" svg:x="17.252cm" svg:y="14.152cm">
          <draw:text-box>
            <text:p text:style-name="P6"><text:span text:style-name="T21">Overskuddsetterspørsel</text:span></text:p>
          </draw:text-box>
        </draw:frame>
        <draw:line draw:style-name="gr61" draw:text-style-name="P3" draw:layer="layout" svg:x1="2.5cm" svg:y1="20cm" svg:x2="3.25cm" svg:y2="20cm">
          <text:p/>
        </draw:line>
        <draw:custom-shape draw:style-name="gr92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3" draw:text-style-name="P3" draw:layer="layout" svg:x1="4.5cm" svg:y1="19.5cm" svg:x2="3.5cm" svg:y2="20.25cm">
          <text:p/>
        </draw:line>
        <draw:frame draw:style-name="gr94" draw:text-style-name="P9" draw:layer="layout" svg:width="1.696cm" svg:height="0.489cm" svg:x="3.8cm" svg:y="18.85cm">
          <draw:text-box>
            <text:p text:style-name="P6">Dødvektstap</text:p>
          </draw:text-box>
        </draw:frame>
        <draw:frame draw:style-name="gr14" draw:text-style-name="P11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11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11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11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1" draw:text-style-name="P3" draw:layer="layout" svg:x1="14.466cm" svg:y1="17.801cm" svg:x2="14.485cm" svg:y2="16cm">
          <text:p/>
        </draw:line>
        <draw:line draw:style-name="gr61" draw:text-style-name="P3" draw:layer="layout" svg:x1="13.35cm" svg:y1="17.8cm" svg:x2="13.4cm" svg:y2="16cm">
          <text:p/>
        </draw:line>
        <draw:custom-shape draw:style-name="gr18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11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11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79" draw:text-style-name="P3" draw:layer="layout" svg:x1="1.802cm" svg:y1="26.35cm" svg:x2="1.802cm" svg:y2="23.6cm">
          <text:p/>
        </draw:line>
        <draw:line draw:style-name="gr2" draw:text-style-name="P46" draw:layer="layout" svg:x1="1.774cm" svg:y1="24.203cm" svg:x2="4.2cm" svg:y2="26.5cm">
          <text:p/>
        </draw:line>
        <draw:line draw:style-name="gr61" draw:text-style-name="P3" draw:layer="layout" svg:x1="1.8cm" svg:y1="25.35cm" svg:x2="3.05cm" svg:y2="25.4cm">
          <text:p/>
        </draw:line>
        <draw:custom-shape draw:style-name="gr95" draw:text-style-name="P11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6" draw:text-style-name="P3" draw:layer="layout" svg:x1="3.4cm" svg:y1="24.05cm" svg:x2="2.45cm" svg:y2="24.75cm">
          <text:p/>
        </draw:line>
        <draw:frame draw:style-name="gr97" draw:text-style-name="P50" draw:layer="layout" svg:width="2.754cm" svg:height="0.489cm" svg:x="2.35cm" svg:y="23.65cm">
          <draw:text-box>
            <text:p text:style-name="P6"><text:span text:style-name="T21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11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11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79" draw:text-style-name="P3" draw:layer="layout" svg:x1="6.403cm" svg:y1="26.35cm" svg:x2="6.403cm" svg:y2="23.6cm">
          <text:p/>
        </draw:line>
        <draw:line draw:style-name="gr80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11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98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7.7cm" svg:y1="23.75cm" svg:x2="7.201cm" svg:y2="24.65cm">
          <text:p/>
        </draw:line>
        <draw:frame draw:style-name="gr100" draw:text-style-name="P9" draw:layer="layout" svg:width="2.454cm" svg:height="0.489cm" svg:x="6.952cm" svg:y="23.151cm">
          <draw:text-box>
            <text:p text:style-name="P6">Produsentoverskudd</text:p>
          </draw:text-box>
        </draw:frame>
        <draw:line draw:style-name="gr61" draw:text-style-name="P3" draw:layer="layout" svg:x1="7.5cm" svg:y1="9.05cm" svg:x2="9.25cm" svg:y2="9.05cm">
          <text:p/>
        </draw:line>
        <draw:line draw:style-name="gr61" draw:text-style-name="P3" draw:layer="layout" svg:x1="2.601cm" svg:y1="8.317cm" svg:x2="3.101cm" svg:y2="8.309cm">
          <text:p/>
        </draw:line>
        <draw:line draw:style-name="gr61" draw:text-style-name="P3" draw:layer="layout" svg:x1="7.5cm" svg:y1="8.277cm" svg:x2="8.5cm" svg:y2="8.267cm">
          <text:p/>
        </draw:line>
        <draw:line draw:style-name="gr61" draw:text-style-name="P3" draw:layer="layout" svg:x1="14.499cm" svg:y1="8.266cm" svg:x2="15cm" svg:y2="8.263cm">
          <text:p/>
        </draw:line>
        <draw:line draw:style-name="gr61" draw:text-style-name="P3" draw:layer="layout" svg:x1="14.5cm" svg:y1="9.028cm" svg:x2="15.751cm" svg:y2="9.022cm">
          <text:p/>
        </draw:line>
        <draw:line draw:style-name="gr61" draw:text-style-name="P3" draw:layer="layout" svg:x1="14.6cm" svg:y1="12.15cm" svg:x2="15.85cm" svg:y2="12.15cm">
          <text:p/>
        </draw:line>
        <draw:line draw:style-name="gr61" draw:text-style-name="P3" draw:layer="layout" svg:x1="14.5cm" svg:y1="12.85cm" svg:x2="15.05cm" svg:y2="12.85cm">
          <text:p/>
        </draw:line>
        <draw:frame draw:style-name="gr14" draw:text-style-name="P11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11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1" draw:text-style-name="P3" draw:layer="layout" svg:x1="1.9cm" svg:y1="25.35cm" svg:x2="3.15cm" svg:y2="25.35cm">
          <text:p/>
        </draw:line>
        <draw:frame draw:style-name="gr14" draw:text-style-name="P11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11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1" draw:text-style-name="P51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51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6" draw:text-style-name="P3" draw:layer="layout" svg:x1="4.2cm" svg:y1="24.75cm" svg:x2="3.45cm" svg:y2="26cm">
          <text:p/>
        </draw:line>
        <draw:frame draw:style-name="gr103" draw:text-style-name="P50" draw:layer="layout" svg:width="2.559cm" svg:height="0.489cm" svg:x="3.051cm" svg:y="24.151cm">
          <draw:text-box>
            <text:p text:style-name="P6"><text:span text:style-name="T21">Betalngsvillighet</text:span></text:p>
          </draw:text-box>
        </draw:frame>
        <draw:line draw:style-name="gr96" draw:text-style-name="P3" draw:layer="layout" svg:x1="4.15cm" svg:y1="24.55cm" svg:x2="2.65cm" svg:y2="25.05cm">
          <text:p/>
        </draw:line>
        <draw:custom-shape draw:style-name="gr104" draw:text-style-name="P51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2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0" draw:text-style-name="P3" draw:layer="layout" svg:x1="1.903cm" svg:y1="26.35cm" svg:x2="4.403cm" svg:y2="26.35cm">
          <text:p/>
        </draw:line>
        <draw:line draw:style-name="gr99" draw:text-style-name="P3" draw:layer="layout" svg:x1="9.75cm" svg:y1="24.55cm" svg:x2="7.504cm" svg:y2="24.842cm">
          <text:p/>
        </draw:line>
        <draw:line draw:style-name="gr99" draw:text-style-name="P3" draw:layer="layout" svg:x1="9.7cm" svg:y1="24.75cm" svg:x2="7.7cm" svg:y2="25.5cm">
          <text:p/>
        </draw:line>
        <draw:frame draw:style-name="gr100" draw:text-style-name="P50" draw:layer="layout" svg:width="2.454cm" svg:height="0.489cm" svg:x="8.352cm" svg:y="24.152cm">
          <draw:text-box>
            <text:p text:style-name="P6"><text:span text:style-name="T21">Variable kostnader</text:span></text:p>
          </draw:text-box>
        </draw:frame>
        <draw:frame draw:style-name="gr100" draw:text-style-name="P9" draw:layer="layout" svg:width="2.454cm" svg:height="0.489cm" svg:x="6.952cm" svg:y="23.152cm">
          <draw:text-box>
            <text:p text:style-name="P6">Produsentoverskudd</text:p>
          </draw:text-box>
        </draw:frame>
        <draw:frame draw:style-name="gr88" draw:text-style-name="P49" draw:layer="layout" svg:width="0.723cm" svg:height="3.113cm" svg:x="0.854cm" svg:y="23.304cm">
          <draw:text-box>
            <text:p text:style-name="P17"><text:span text:style-name="T20">O</text:span></text:p>
            <text:p text:style-name="P17"><text:span text:style-name="T20">V</text:span></text:p>
            <text:p text:style-name="P17"><text:span text:style-name="T20">E</text:span></text:p>
            <text:p text:style-name="P17"><text:span text:style-name="T20">R</text:span></text:p>
            <text:p text:style-name="P17"><text:span text:style-name="T20">S</text:span></text:p>
            <text:p text:style-name="P17"><text:span text:style-name="T20">K</text:span></text:p>
            <text:p text:style-name="P17"><text:span text:style-name="T20">U</text:span></text:p>
            <text:p text:style-name="P17"><text:span text:style-name="T20">D</text:span></text:p>
            <text:p text:style-name="P17"><text:span text:style-name="T20">D</text:span></text:p>
          </draw:text-box>
        </draw:frame>
        <draw:frame draw:style-name="gr14" draw:text-style-name="P11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11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6" draw:text-style-name="P9" draw:layer="layout" svg:width="2.145cm" svg:height="0.489cm" svg:x="2.606cm" svg:y="18.251cm">
          <draw:text-box>
            <text:p text:style-name="P6">Avgifter</text:p>
          </draw:text-box>
        </draw:frame>
        <draw:frame draw:style-name="gr106" draw:text-style-name="P9" draw:layer="layout" svg:width="2.145cm" svg:height="0.489cm" svg:x="14.855cm" svg:y="18.511cm">
          <draw:text-box>
            <text:p text:style-name="P6">Makspris</text:p>
          </draw:text-box>
        </draw:frame>
        <draw:frame draw:style-name="gr106" draw:text-style-name="P9" draw:layer="layout" svg:width="2.145cm" svg:height="0.489cm" svg:x="9.75cm" svg:y="18.511cm">
          <draw:text-box>
            <text:p text:style-name="P6">Minstepris</text:p>
          </draw:text-box>
        </draw:frame>
        <draw:line draw:style-name="gr61" draw:text-style-name="P3" draw:layer="layout" svg:x1="18.65cm" svg:y1="4.9cm" svg:x2="18.65cm" svg:y2="3.65cm">
          <text:p/>
        </draw:line>
        <draw:frame draw:style-name="gr14" draw:text-style-name="P11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07" draw:text-style-name="P50" draw:layer="layout" svg:width="2.026cm" svg:height="0.489cm" svg:x="12.751cm" svg:y="22.951cm">
          <draw:text-box>
            <text:p text:style-name="P6"><text:span text:style-name="T21">Etterspørsel</text:span></text:p>
          </draw:text-box>
        </draw:frame>
        <draw:frame draw:style-name="gr107" draw:text-style-name="P50" draw:layer="layout" svg:width="2.026cm" svg:height="0.489cm" svg:x="17.551cm" svg:y="22.952cm">
          <draw:text-box>
            <text:p text:style-name="P6"><text:span text:style-name="T21">Tilbud</text:span></text:p>
          </draw:text-box>
        </draw:frame>
        <draw:line draw:style-name="gr61" draw:text-style-name="P3" draw:layer="layout" svg:x1="12.75cm" svg:y1="25.35cm" svg:x2="14.5cm" svg:y2="23.6cm">
          <text:p/>
        </draw:line>
        <draw:frame draw:style-name="gr14" draw:text-style-name="P11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08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11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1" draw:text-style-name="P3" draw:layer="layout" svg:x1="14.5cm" svg:y1="21.034cm" svg:x2="16.251cm" svg:y2="21.015cm">
          <text:p/>
        </draw:line>
        <draw:line draw:style-name="gr61" draw:text-style-name="P3" draw:layer="layout" svg:x1="11.197cm" svg:y1="21.802cm" svg:x2="11.203cm" svg:y2="19.999cm">
          <text:p/>
        </draw:line>
        <draw:line draw:style-name="gr61" draw:text-style-name="P3" draw:layer="layout" svg:x1="15.197cm" svg:y1="21.999cm" svg:x2="15.206cm" svg:y2="20.999cm">
          <text:p/>
        </draw:line>
        <draw:line draw:style-name="gr61" draw:text-style-name="P3" draw:layer="layout" svg:x1="16.097cm" svg:y1="21.999cm" svg:x2="16.106cm" svg:y2="20.999cm">
          <text:p/>
        </draw:line>
        <draw:frame draw:style-name="gr14" draw:text-style-name="P11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11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11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11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11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11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11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11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11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09" draw:text-style-name="P3" draw:layer="layout" svg:x1="2.55cm" svg:y1="20cm" svg:x2="2.55cm" svg:y2="21cm">
          <text:p/>
        </draw:line>
        <draw:frame draw:style-name="gr94" draw:text-style-name="P9" draw:layer="layout" svg:width="1.696cm" svg:height="0.489cm" svg:x="1.304cm" svg:y="20.25cm">
          <draw:text-box>
            <text:p text:style-name="P6">Avg.</text:p>
          </draw:text-box>
        </draw:frame>
        <draw:line draw:style-name="gr93" draw:text-style-name="P3" draw:layer="layout" svg:x1="2cm" svg:y1="20.5cm" svg:x2="2.4cm" svg:y2="20.55cm">
          <text:p/>
        </draw:line>
        <draw:frame draw:style-name="gr31" draw:text-style-name="P25" draw:layer="layout" svg:width="7.249cm" svg:height="1.109cm" svg:x="0.752cm" svg:y="0.354cm">
          <draw:text-box>
            <text:p text:style-name="P24"><text:span text:style-name="T9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45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11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11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79" draw:text-style-name="P3" draw:layer="layout" svg:x1="17.503cm" svg:y1="4.95cm" svg:x2="17.503cm" svg:y2="2.2cm">
          <text:p/>
        </draw:line>
        <draw:line draw:style-name="gr80" draw:text-style-name="P3" draw:layer="layout" svg:x1="17.503cm" svg:y1="4.95cm" svg:x2="20.003cm" svg:y2="4.95cm">
          <text:p/>
        </draw:line>
        <draw:line draw:style-name="gr2" draw:text-style-name="P46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48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2" draw:text-style-name="P49" draw:layer="layout" svg:width="0.723cm" svg:height="3.431cm" svg:x="0.951cm" svg:y="1.8cm">
          <draw:text-box>
            <text:p text:style-name="P17"><text:span text:style-name="T20">P</text:span></text:p>
            <text:p text:style-name="P17"><text:span text:style-name="T20">L</text:span></text:p>
            <text:p text:style-name="P17"><text:span text:style-name="T20">A</text:span></text:p>
            <text:p text:style-name="P17"><text:span text:style-name="T20">N</text:span></text:p>
            <text:p text:style-name="P17"><text:span text:style-name="T20">L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</draw:text-box>
        </draw:frame>
        <draw:custom-shape draw:style-name="gr18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8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48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4" draw:text-style-name="P9" draw:layer="layout" svg:width="1.387cm" svg:height="0.489cm" svg:x="18.651cm" svg:y="3.428cm">
          <draw:text-box>
            <text:p text:style-name="P6">MBV=GK</text:p>
          </draw:text-box>
        </draw:frame>
        <draw:frame draw:style-name="gr14" draw:text-style-name="P11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11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5" draw:text-style-name="P49" draw:layer="layout" svg:width="0.723cm" svg:height="3.749cm" svg:x="0.952cm" svg:y="8.401cm">
          <draw:text-box>
            <text:p text:style-name="P17"><text:span text:style-name="T20">A</text:span></text:p>
            <text:p text:style-name="P17"><text:span text:style-name="T20">G</text:span></text:p>
            <text:p text:style-name="P17"><text:span text:style-name="T20">G</text:span></text:p>
            <text:p text:style-name="P17"><text:span text:style-name="T20">R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  <text:p text:style-name="P17"><text:span text:style-name="T20">I</text:span></text:p>
            <text:p text:style-name="P17"><text:span text:style-name="T20">N</text:span></text:p>
            <text:p text:style-name="P17"><text:span text:style-name="T20">G</text:span></text:p>
          </draw:text-box>
        </draw:frame>
        <draw:frame draw:style-name="gr82" draw:text-style-name="P49" draw:layer="layout" svg:width="0.723cm" svg:height="3.431cm" svg:x="0.954cm" svg:y="15.103cm">
          <draw:text-box>
            <text:p text:style-name="P17"><text:span text:style-name="T20">I</text:span></text:p>
            <text:p text:style-name="P17"><text:span text:style-name="T20">N</text:span></text:p>
            <text:p text:style-name="P17"><text:span text:style-name="T20">T</text:span></text:p>
            <text:p text:style-name="P17"><text:span text:style-name="T20">U</text:span></text:p>
            <text:p text:style-name="P17"><text:span text:style-name="T20">I</text:span></text:p>
            <text:p text:style-name="P17"><text:span text:style-name="T20">S</text:span></text:p>
            <text:p text:style-name="P17"><text:span text:style-name="T20">J</text:span></text:p>
            <text:p text:style-name="P17"><text:span text:style-name="T20">O</text:span></text:p>
            <text:p text:style-name="P17"><text:span text:style-name="T20">N</text:span></text:p>
          </draw:text-box>
        </draw:frame>
        <draw:frame draw:style-name="gr82" draw:text-style-name="P49" draw:layer="layout" svg:width="0.723cm" svg:height="3.431cm" svg:x="0.954cm" svg:y="18.803cm">
          <draw:text-box>
            <text:p text:style-name="P17"><text:span text:style-name="T20">G</text:span></text:p>
            <text:p text:style-name="P17"><text:span text:style-name="T20">R</text:span></text:p>
            <text:p text:style-name="P17"><text:span text:style-name="T20">A</text:span></text:p>
            <text:p text:style-name="P17"><text:span text:style-name="T20">F</text:span></text:p>
            <text:p text:style-name="P17"><text:span text:style-name="T20">I</text:span></text:p>
            <text:p text:style-name="P17"><text:span text:style-name="T20">S</text:span></text:p>
            <text:p text:style-name="P17"><text:span text:style-name="T20">K</text:span></text:p>
            <text:p text:style-name="P17"><text:span text:style-name="T2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0" draw:text-style-name="P49" draw:layer="layout" svg:width="0.756cm" svg:height="3.431cm" svg:x="0.955cm" svg:y="24.404cm">
          <draw:text-box>
            <text:p text:style-name="P17"><text:span text:style-name="T20">S</text:span></text:p>
            <text:p text:style-name="P17"><text:span text:style-name="T20">A</text:span></text:p>
            <text:p text:style-name="P17"><text:span text:style-name="T20">M</text:span></text:p>
            <text:p text:style-name="P17"><text:span text:style-name="T20">M</text:span></text:p>
            <text:p text:style-name="P17"><text:span text:style-name="T20">E</text:span></text:p>
            <text:p text:style-name="P17"><text:span text:style-name="T20">N</text:span></text:p>
            <text:p text:style-name="P17"><text:span text:style-name="T20">L.</text:span></text:p>
          </draw:text-box>
        </draw:frame>
        <draw:frame draw:style-name="gr14" draw:text-style-name="P11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11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79" draw:text-style-name="P3" draw:layer="layout" svg:x1="2.301cm" svg:y1="10.05cm" svg:x2="2.301cm" svg:y2="7.3cm">
          <text:p/>
        </draw:line>
        <draw:line draw:style-name="gr80" draw:text-style-name="P3" draw:layer="layout" svg:x1="2.301cm" svg:y1="10.05cm" svg:x2="4.801cm" svg:y2="10.05cm">
          <text:p/>
        </draw:line>
        <draw:frame draw:style-name="gr14" draw:text-style-name="P11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11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79" draw:text-style-name="P3" draw:layer="layout" svg:x1="2.301cm" svg:y1="13.95cm" svg:x2="2.301cm" svg:y2="11.2cm">
          <text:p/>
        </draw:line>
        <draw:line draw:style-name="gr80" draw:text-style-name="P3" draw:layer="layout" svg:x1="2.301cm" svg:y1="13.95cm" svg:x2="4.801cm" svg:y2="13.95cm">
          <text:p/>
        </draw:line>
        <draw:frame draw:style-name="gr14" draw:text-style-name="P11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11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11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79" draw:text-style-name="P3" draw:layer="layout" svg:x1="7.302cm" svg:y1="10.05cm" svg:x2="7.302cm" svg:y2="7.3cm">
          <text:p/>
        </draw:line>
        <draw:line draw:style-name="gr80" draw:text-style-name="P3" draw:layer="layout" svg:x1="7.302cm" svg:y1="10.05cm" svg:x2="9.802cm" svg:y2="10.05cm">
          <text:p/>
        </draw:line>
        <draw:frame draw:style-name="gr14" draw:text-style-name="P11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11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11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11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79" draw:text-style-name="P3" draw:layer="layout" svg:x1="14.303cm" svg:y1="10.05cm" svg:x2="14.303cm" svg:y2="7.3cm">
          <text:p/>
        </draw:line>
        <draw:line draw:style-name="gr80" draw:text-style-name="P3" draw:layer="layout" svg:x1="14.303cm" svg:y1="10.05cm" svg:x2="16.803cm" svg:y2="10.05cm">
          <text:p/>
        </draw:line>
        <draw:frame draw:style-name="gr14" draw:text-style-name="P11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11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79" draw:text-style-name="P3" draw:layer="layout" svg:x1="14.303cm" svg:y1="13.95cm" svg:x2="14.303cm" svg:y2="11.2cm">
          <text:p/>
        </draw:line>
        <draw:line draw:style-name="gr80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46" draw:layer="layout" svg:x1="7.651cm" svg:y1="7.75cm" svg:x2="9.401cm" svg:y2="9.5cm">
          <text:p/>
        </draw:line>
        <draw:line draw:style-name="gr2" draw:text-style-name="P46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11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11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11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11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11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3" draw:text-style-name="P9" draw:layer="layout" svg:width="0.875cm" svg:height="0.962cm" svg:x="12.301cm" svg:y="8.05cm">
          <draw:text-box>
            <text:p text:style-name="P6">=</text:p>
          </draw:text-box>
        </draw:frame>
        <draw:frame draw:style-name="gr14" draw:text-style-name="P11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11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11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1" draw:text-style-name="P3" draw:layer="layout" svg:x1="2.301cm" svg:y1="8.85cm" svg:x2="3.551cm" svg:y2="8.85cm">
          <text:p/>
        </draw:line>
        <draw:line draw:style-name="gr61" draw:text-style-name="P3" draw:layer="layout" svg:x1="2.301cm" svg:y1="9.55cm" svg:x2="4.051cm" svg:y2="9.55cm">
          <text:p/>
        </draw:line>
        <draw:line draw:style-name="gr61" draw:text-style-name="P3" draw:layer="layout" svg:x1="2.401cm" svg:y1="12.25cm" svg:x2="3.651cm" svg:y2="12.25cm">
          <text:p/>
        </draw:line>
        <draw:line draw:style-name="gr61" draw:text-style-name="P3" draw:layer="layout" svg:x1="2.301cm" svg:y1="12.95cm" svg:x2="3.051cm" svg:y2="12.95cm">
          <text:p/>
        </draw:line>
        <draw:line draw:style-name="gr61" draw:text-style-name="P3" draw:layer="layout" svg:x1="7.301cm" svg:y1="8.75cm" svg:x2="8.551cm" svg:y2="8.75cm">
          <text:p/>
        </draw:line>
        <draw:line draw:style-name="gr61" draw:text-style-name="P3" draw:layer="layout" svg:x1="7.301cm" svg:y1="9.15cm" svg:x2="9.051cm" svg:y2="9.15cm">
          <text:p/>
        </draw:line>
        <draw:line draw:style-name="gr61" draw:text-style-name="P3" draw:layer="layout" svg:x1="14.401cm" svg:y1="8.75cm" svg:x2="15.651cm" svg:y2="8.75cm">
          <text:p/>
        </draw:line>
        <draw:line draw:style-name="gr61" draw:text-style-name="P3" draw:layer="layout" svg:x1="14.401cm" svg:y1="9.45cm" svg:x2="16.151cm" svg:y2="9.45cm">
          <text:p/>
        </draw:line>
        <draw:line draw:style-name="gr61" draw:text-style-name="P3" draw:layer="layout" svg:x1="14.298cm" svg:y1="12.075cm" svg:x2="16.004cm" svg:y2="12.075cm">
          <text:p/>
        </draw:line>
        <draw:line draw:style-name="gr61" draw:text-style-name="P3" draw:layer="layout" svg:x1="14.249cm" svg:y1="13.021cm" svg:x2="15.057cm" svg:y2="13.029cm">
          <text:p/>
        </draw:line>
        <draw:frame draw:style-name="gr111" draw:text-style-name="P9" draw:layer="layout" svg:width="2.763cm" svg:height="0.489cm" svg:x="14.253cm" svg:y="14.252cm">
          <draw:text-box>
            <text:p text:style-name="P6">Overskuddsetterspørsel</text:p>
          </draw:text-box>
        </draw:frame>
        <draw:line draw:style-name="gr96" draw:text-style-name="P3" draw:layer="layout" svg:x1="16.201cm" svg:y1="7.75cm" svg:x2="15.451cm" svg:y2="8.5cm">
          <text:p/>
        </draw:line>
        <draw:frame draw:style-name="gr103" draw:text-style-name="P9" draw:layer="layout" svg:width="2.559cm" svg:height="0.489cm" svg:x="15.251cm" svg:y="7.35cm">
          <draw:text-box>
            <text:p text:style-name="P6">Konsumentoverskudd</text:p>
          </draw:text-box>
        </draw:frame>
        <draw:line draw:style-name="gr99" draw:text-style-name="P3" draw:layer="layout" svg:x1="16.551cm" svg:y1="13.1cm" svg:x2="15.801cm" svg:y2="12.45cm">
          <text:p/>
        </draw:line>
        <draw:frame draw:style-name="gr100" draw:text-style-name="P9" draw:layer="layout" svg:width="2.454cm" svg:height="0.489cm" svg:x="16.352cm" svg:y="12.551cm">
          <draw:text-box>
            <text:p text:style-name="P6">Produsentoverskudd</text:p>
          </draw:text-box>
        </draw:frame>
        <draw:line draw:style-name="gr112" draw:text-style-name="P3" draw:layer="layout" svg:x1="3.039cm" svg:y1="23.558cm" svg:x2="9.296cm" svg:y2="23.558cm">
          <text:p/>
        </draw:line>
        <draw:line draw:style-name="gr113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4" draw:text-style-name="P53" draw:layer="layout" svg:width="1.612cm" svg:height="1.039cm" svg:x="8.388cm" svg:y="21.12cm">
          <draw:text-box>
            <text:p text:style-name="P31"><text:span text:style-name="T22">S=GK</text:span></text:p>
          </draw:text-box>
        </draw:frame>
        <draw:frame draw:style-name="gr115" draw:text-style-name="P54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16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17" draw:text-style-name="P3" draw:layer="layout" svg:x1="4.493cm" svg:y1="23.557cm" svg:x2="4.493cm" svg:y2="20.484cm">
          <text:p/>
        </draw:line>
        <draw:custom-shape draw:style-name="gr25" draw:text-style-name="P11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12.039cm" svg:y1="23.759cm" svg:x2="18.296cm" svg:y2="23.759cm">
          <text:p/>
        </draw:line>
        <draw:line draw:style-name="gr113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5" draw:text-style-name="P54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18" draw:text-style-name="P55" draw:layer="layout" svg:width="6cm" svg:height="2.953cm" svg:x="6.5cm" svg:y="11.197cm">
          <draw:text-box>
            <text:p text:style-name="P17"><text:span text:style-name="T23">ETABLERINGSHINDRE</text:span></text:p>
            <text:list text:style-name="L1">
              <text:list-header>
                <text:p text:style-name="P17"><text:span text:style-name="T24"/></text:p>
              </text:list-header>
              <text:list-item>
                <text:p text:style-name="P17"><text:span text:style-name="T25">Lover og regler</text:span></text:p>
              </text:list-item>
              <text:list-item>
                <text:p text:style-name="P17"><text:span text:style-name="T25">Patenter</text:span></text:p>
              </text:list-item>
              <text:list-item>
                <text:p text:style-name="P17"><text:span text:style-name="T25">Tilgang til råvarer</text:span></text:p>
              </text:list-item>
              <text:list-item>
                <text:p text:style-name="P17"><text:span text:style-name="T25">Geografisk avstand og andre hindre</text:span></text:p>
              </text:list-item>
              <text:list-item>
                <text:p text:style-name="P17"><text:span text:style-name="T25">Fallende enhetskostnader </text:span></text:p>
                <text:p text:style-name="P17"><text:span text:style-name="T21"/></text:p>
              </text:list-item>
            </text:list>
          </draw:text-box>
        </draw:frame>
        <draw:frame draw:style-name="gr83" draw:text-style-name="P9" draw:layer="layout" svg:width="0.875cm" svg:height="0.962cm" svg:x="12.302cm" svg:y="12.25cm">
          <draw:text-box>
            <text:p text:style-name="P6">=</text:p>
          </draw:text-box>
        </draw:frame>
        <draw:frame draw:style-name="gr119" draw:text-style-name="P56" draw:layer="layout" svg:width="6cm" svg:height="3.107cm" svg:x="2.8cm" svg:y="15.198cm">
          <draw:text-box>
            <text:p text:style-name="P6"><text:span text:style-name="T26">OPTIMAL TILPASNING</text:span></text:p>
            <text:list text:style-name="L1">
              <text:list-header>
                <text:p text:style-name="P6"><text:span text:style-name="T21"/></text:p>
              </text:list-header>
              <text:list-item>
                <text:p text:style-name="P6"><text:span text:style-name="T27">Finne det produksjonsnivået som gir maksimal forttjeneste</text:span></text:p>
              </text:list-item>
              <text:list-item>
                <text:p text:style-name="P6"><text:span text:style-name="T27">R’(x) Endring i inntekt ved å produsere én enhet mer</text:span></text:p>
                <text:list>
                  <text:list-item>
                    <text:p text:style-name="P47"><text:span text:style-name="T27">Høyere omsetning (+)</text:span></text:p>
                  </text:list-item>
                  <text:list-item>
                    <text:p text:style-name="P47"><text:span text:style-name="T27">Tidligere enheter blir solg til en lavere pri</text:span></text:p>
                    <text:p text:style-name="P47"><text:span text:style-name="T27"/></text:p>
                  </text:list-item>
                </text:list>
              </text:list-item>
              <text:list-item>
                <text:p text:style-name="P6"><text:span text:style-name="T27">C’(x) Endring i kostnad ved å produsere en enhet mer</text:span></text:p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</draw:text-box>
        </draw:frame>
        <draw:frame draw:style-name="gr118" draw:text-style-name="P56" draw:layer="layout" svg:width="6cm" svg:height="2.953cm" svg:x="12.25cm" svg:y="15.15cm">
          <draw:text-box>
            <text:p text:style-name="P6"><text:span text:style-name="T26">FORMELT</text:span></text:p>
            <text:list text:style-name="L1">
              <text:list-header>
                <text:p text:style-name="P6"><text:span text:style-name="T23"/></text:p>
                <text:p text:style-name="P6"><text:span text:style-name="T21"/></text:p>
              </text:list-header>
            </text:list>
          </draw:text-box>
        </draw:frame>
        <draw:frame draw:style-name="gr118" draw:text-style-name="P55" draw:layer="layout" svg:width="6cm" svg:height="2.953cm" svg:x="2.8cm" svg:y="24.399cm">
          <draw:text-box>
            <text:p text:style-name="P17"><text:span text:style-name="T23">Fra fullkommen konkurranse til monopol</text:span></text:p>
            <text:list text:style-name="L1">
              <text:list-item>
                <text:p text:style-name="P57"><text:span text:style-name="T25">Redusert SO (dødvektstap)</text:span></text:p>
              </text:list-item>
              <text:list-item>
                <text:p text:style-name="P57"><text:span text:style-name="T25">Omfordeling</text:span></text:p>
                <text:list>
                  <text:list-item>
                    <text:p text:style-name="P57"><text:span text:style-name="T25">Fra Konsument(KO)</text:span></text:p>
                  </text:list-item>
                  <text:list-item>
                    <text:p text:style-name="P57"><text:span text:style-name="T25">Til Produsent (PO)</text:span></text:p>
                  </text:list-item>
                </text:list>
              </text:list-item>
            </text:list>
            <text:p text:style-name="P17"><text:span text:style-name="T25"/></text:p>
          </draw:text-box>
        </draw:frame>
        <draw:frame draw:style-name="gr14" draw:text-style-name="P11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11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11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11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7" draw:text-style-name="P3" draw:layer="layout" svg:x1="13.493cm" svg:y1="23.757cm" svg:x2="13.493cm" svg:y2="20.684cm">
          <text:p/>
        </draw:line>
        <draw:line draw:style-name="gr116" draw:text-style-name="P3" draw:layer="layout" svg:x1="12.039cm" svg:y1="20.736cm" svg:x2="13.603cm" svg:y2="20.736cm">
          <text:p/>
        </draw:line>
        <draw:frame draw:style-name="gr14" draw:text-style-name="P11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11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11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11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4" draw:text-style-name="P53" draw:layer="layout" svg:width="1.612cm" svg:height="1.039cm" svg:x="15.388cm" svg:y="18.75cm">
          <draw:text-box>
            <text:p text:style-name="P31"><text:span text:style-name="T22">S=GK</text:span></text:p>
          </draw:text-box>
        </draw:frame>
        <draw:frame draw:style-name="gr114" draw:text-style-name="P53" draw:layer="layout" svg:width="1.612cm" svg:height="1.039cm" svg:x="5.488cm" svg:y="22.721cm">
          <draw:text-box>
            <text:p text:style-name="P31"><text:span text:style-name="T22">GI</text:span></text:p>
          </draw:text-box>
        </draw:frame>
        <draw:frame draw:style-name="gr114" draw:text-style-name="P53" draw:layer="layout" svg:width="1.612cm" svg:height="1.039cm" svg:x="8.088cm" svg:y="22.622cm">
          <draw:text-box>
            <text:p text:style-name="P31"><text:span text:style-name="T22">E</text:span></text:p>
          </draw:text-box>
        </draw:frame>
        <draw:frame draw:style-name="gr114" draw:text-style-name="P53" draw:layer="layout" svg:width="1.612cm" svg:height="1.039cm" svg:x="17.188cm" svg:y="22.823cm">
          <draw:text-box>
            <text:p text:style-name="P31"><text:span text:style-name="T22">E</text:span></text:p>
          </draw:text-box>
        </draw:frame>
        <draw:frame draw:style-name="gr114" draw:text-style-name="P53" draw:layer="layout" svg:width="1.612cm" svg:height="1.039cm" svg:x="14.588cm" svg:y="22.922cm">
          <draw:text-box>
            <text:p text:style-name="P31"><text:span text:style-name="T22">GI</text:span></text:p>
          </draw:text-box>
        </draw:frame>
        <draw:custom-shape draw:style-name="gr25" draw:text-style-name="P11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0" draw:text-style-name="P3" draw:layer="layout" svg:x1="17cm" svg:y1="15.5cm" svg:x2="15.05cm" svg:y2="15.95cm">
          <text:p/>
        </draw:line>
        <draw:line draw:style-name="gr120" draw:text-style-name="P3" draw:layer="layout" svg:x1="17.5cm" svg:y1="17cm" svg:x2="15.05cm" svg:y2="16.489cm">
          <text:p/>
        </draw:line>
        <draw:line draw:style-name="gr120" draw:text-style-name="P3" draw:layer="layout" svg:x1="11cm" svg:y1="17.25cm" svg:x2="12.25cm" svg:y2="17.047cm">
          <text:p/>
        </draw:line>
        <draw:frame draw:style-name="gr121" draw:text-style-name="P9" draw:layer="layout" svg:width="3.512cm" svg:height="0.489cm" svg:x="17.252cm" svg:y="15.251cm">
          <draw:text-box>
            <text:p text:style-name="P6">Lønner seg å øke produksjonen</text:p>
          </draw:text-box>
        </draw:frame>
        <draw:frame draw:style-name="gr103" draw:text-style-name="P9" draw:layer="layout" svg:width="2.559cm" svg:height="0.489cm" svg:x="15.252cm" svg:y="7.351cm">
          <draw:text-box>
            <text:p text:style-name="P6">Konsumentoverskudd</text:p>
          </draw:text-box>
        </draw:frame>
        <draw:frame draw:style-name="gr122" draw:text-style-name="P9" draw:layer="layout" svg:width="3.999cm" svg:height="0.489cm" svg:x="16.552cm" svg:y="17.052cm">
          <draw:text-box>
            <text:p text:style-name="P6">Lønner seg å redusere produksjonen</text:p>
          </draw:text-box>
        </draw:frame>
        <draw:frame draw:style-name="gr103" draw:text-style-name="P9" draw:layer="layout" svg:width="2.559cm" svg:height="0.489cm" svg:x="8.852cm" svg:y="17.252cm">
          <draw:text-box>
            <text:p text:style-name="P6">Optimal produksjon</text:p>
          </draw:text-box>
        </draw:frame>
        <draw:line draw:style-name="gr116" draw:text-style-name="P3" draw:layer="layout" svg:x1="12.039cm" svg:y1="21.536cm" svg:x2="13.603cm" svg:y2="21.536cm">
          <text:p/>
        </draw:line>
        <draw:frame draw:style-name="gr123" draw:text-style-name="P50" draw:layer="layout" svg:width="3.779cm" svg:height="0.489cm" svg:x="3.653cm" svg:y="18.152cm">
          <draw:text-box>
            <text:p text:style-name="P6"><text:span text:style-name="T21">Med konstante grensekostnader</text:span></text:p>
          </draw:text-box>
        </draw:frame>
        <draw:frame draw:style-name="gr124" draw:text-style-name="P50" draw:layer="layout" svg:width="5.658cm" svg:height="0.489cm" svg:x="12.353cm" svg:y="18.153cm">
          <draw:text-box>
            <text:p text:style-name="P6"><text:span text:style-name="T21">Med stigende grensekostnader (mer deltajert figur)</text:span></text:p>
          </draw:text-box>
        </draw:frame>
        <draw:frame draw:style-name="gr125" draw:text-style-name="P9" draw:layer="layout" svg:width="3.91cm" svg:height="0.489cm" svg:x="15.653cm" svg:y="21.153cm">
          <draw:text-box>
            <text:p text:style-name="P6">Samfunnsøkonomisk (dødvekts) tap</text:p>
          </draw:text-box>
        </draw:frame>
        <draw:line draw:style-name="gr126" draw:text-style-name="P3" draw:layer="layout" svg:x1="15.75cm" svg:y1="21.45cm" svg:x2="13.75cm" svg:y2="21cm">
          <text:p/>
        </draw:line>
        <draw:custom-shape draw:style-name="gr92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11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11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11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11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11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6" draw:text-style-name="P3" draw:layer="layout" svg:x1="11.939cm" svg:y1="21.036cm" svg:x2="13.503cm" svg:y2="21.036cm">
          <text:p/>
        </draw:line>
        <draw:frame draw:style-name="gr14" draw:text-style-name="P11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1" draw:text-style-name="P25" draw:layer="layout" svg:width="7.249cm" svg:height="1.109cm" svg:x="0.751cm" svg:y="0.353cm">
          <draw:text-box>
            <text:p text:style-name="P24"><text:span text:style-name="T9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45" draw:layer="layout" svg:width="0.2cm" svg:height="0.361cm" svg:x="1.379cm" svg:y="5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7" draw:text-style-name="P49" draw:layer="layout" svg:width="1.073cm" svg:height="6.376cm" svg:x="0.953cm" svg:y="7.8cm">
          <draw:text-box>
            <text:p text:style-name="P17"><text:span text:style-name="T20">M</text:span></text:p>
            <text:p text:style-name="P17"><text:span text:style-name="T20">A</text:span></text:p>
            <text:p text:style-name="P17"><text:span text:style-name="T20">R</text:span></text:p>
            <text:p text:style-name="P17"><text:span text:style-name="T20">K</text:span></text:p>
            <text:p text:style-name="P17"><text:span text:style-name="T20">E</text:span></text:p>
            <text:p text:style-name="P17"><text:span text:style-name="T20">D</text:span></text:p>
            <text:p text:style-name="P17"><text:span text:style-name="T20">S</text:span></text:p>
            <text:p text:style-name="P17"><text:span text:style-name="T20">F</text:span></text:p>
            <text:p text:style-name="P17"><text:span text:style-name="T20">O</text:span></text:p>
            <text:p text:style-name="P17"><text:span text:style-name="T20">R</text:span></text:p>
            <text:p text:style-name="P17"><text:span text:style-name="T20">M</text:span></text:p>
            <text:p text:style-name="P17"><text:span text:style-name="T20">E</text:span></text:p>
            <text:p text:style-name="P17"><text:span text:style-name="T2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45" draw:layer="layout" svg:width="0.2cm" svg:height="0.361cm" svg:x="1.38cm" svg:y="5.8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1" draw:layer="layout" svg:width="0.497cm" svg:height="0.47cm" svg:x="17.281cm" svg:y="1.7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1" draw:layer="layout" svg:width="0.534cm" svg:height="0.47cm" svg:x="19.982cm" svg:y="4.6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79" draw:text-style-name="P3" draw:layer="layout" svg:x1="17.502cm" svg:y1="4.949cm" svg:x2="17.502cm" svg:y2="2.199cm">
          <text:p/>
        </draw:line>
        <draw:line draw:style-name="gr80" draw:text-style-name="P3" draw:layer="layout" svg:x1="17.503cm" svg:y1="4.949cm" svg:x2="20.004cm" svg:y2="4.949cm">
          <text:p/>
        </draw:line>
        <draw:line draw:style-name="gr2" draw:text-style-name="P46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48" draw:layer="layout" svg:width="3.771cm" svg:height="2.072cm" svg:x="6.206cm" svg:y="1.86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28" draw:text-style-name="P49" draw:layer="layout" svg:width="1.048cm" svg:height="4.989cm" svg:x="0.953cm" svg:y="1.799cm">
          <draw:text-box>
            <text:p text:style-name="P17"><text:span text:style-name="T20">P</text:span></text:p>
            <text:p text:style-name="P17"><text:span text:style-name="T20">L</text:span></text:p>
            <text:p text:style-name="P17"><text:span text:style-name="T20">A</text:span></text:p>
            <text:p text:style-name="P17"><text:span text:style-name="T20">N</text:span></text:p>
            <text:p text:style-name="P17"><text:span text:style-name="T20">L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</draw:text-box>
        </draw:frame>
        <draw:custom-shape draw:style-name="gr129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8" draw:layer="layout" svg:width="3.909cm" svg:height="2.159cm" svg:x="1.943cm" svg:y="1.90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48" draw:layer="layout" svg:width="5.977cm" svg:height="3.632cm" svg:x="10.408cm" svg:y="1.562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130" draw:text-style-name="P9" draw:layer="layout" svg:width="1.608cm" svg:height="0.599cm" svg:x="18.651cm" svg:y="3.426cm">
          <draw:text-box>
            <text:p text:style-name="P6"><text:span text:style-name="T28">MBV=GK</text:span></text:p>
          </draw:text-box>
        </draw:frame>
        <draw:frame draw:style-name="gr14" draw:text-style-name="P11" draw:layer="layout" svg:width="0.444cm" svg:height="0.47cm" svg:x="19.786cm" svg:y="2.46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11" draw:layer="layout" svg:width="0.504cm" svg:height="0.47cm" svg:x="19.885cm" svg:y="4.16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45" draw:layer="layout" svg:width="0.2cm" svg:height="0.361cm" svg:x="1.38cm" svg:y="5.808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11" draw:layer="layout" svg:width="0.497cm" svg:height="0.47cm" svg:x="17.281cm" svg:y="1.761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11" draw:layer="layout" svg:width="0.534cm" svg:height="0.47cm" svg:x="19.982cm" svg:y="4.66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79" draw:text-style-name="P3" draw:layer="layout" svg:x1="17.502cm" svg:y1="4.949cm" svg:x2="17.502cm" svg:y2="2.199cm">
          <text:p/>
        </draw:line>
        <draw:line draw:style-name="gr80" draw:text-style-name="P3" draw:layer="layout" svg:x1="17.503cm" svg:y1="4.949cm" svg:x2="20.004cm" svg:y2="4.949cm">
          <text:p/>
        </draw:line>
        <draw:line draw:style-name="gr2" draw:text-style-name="P46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48" draw:layer="layout" svg:width="3.771cm" svg:height="2.072cm" svg:x="6.206cm" svg:y="1.86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28" draw:text-style-name="P49" draw:layer="layout" svg:width="1.048cm" svg:height="4.989cm" svg:x="0.953cm" svg:y="1.799cm">
          <draw:text-box>
            <text:p text:style-name="P17"><text:span text:style-name="T20">P</text:span></text:p>
            <text:p text:style-name="P17"><text:span text:style-name="T20">L</text:span></text:p>
            <text:p text:style-name="P17"><text:span text:style-name="T20">A</text:span></text:p>
            <text:p text:style-name="P17"><text:span text:style-name="T20">N</text:span></text:p>
            <text:p text:style-name="P17"><text:span text:style-name="T20">L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</draw:text-box>
        </draw:frame>
        <draw:custom-shape draw:style-name="gr129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8" draw:layer="layout" svg:width="5.977cm" svg:height="3.632cm" svg:x="10.408cm" svg:y="1.56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30" draw:text-style-name="P9" draw:layer="layout" svg:width="1.608cm" svg:height="0.599cm" svg:x="18.651cm" svg:y="3.426cm">
          <draw:text-box>
            <text:p text:style-name="P6"><text:span text:style-name="T28">MBV=GK</text:span></text:p>
          </draw:text-box>
        </draw:frame>
        <draw:frame draw:style-name="gr14" draw:text-style-name="P11" draw:layer="layout" svg:width="0.444cm" svg:height="0.47cm" svg:x="19.786cm" svg:y="2.462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11" draw:layer="layout" svg:width="0.504cm" svg:height="0.47cm" svg:x="19.885cm" svg:y="4.1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27" draw:text-style-name="P49" draw:layer="layout" svg:width="1.073cm" svg:height="6.376cm" svg:x="1.245cm" svg:y="18.375cm">
          <draw:text-box>
            <text:p text:style-name="P17"><text:span text:style-name="T20">M</text:span></text:p>
            <text:p text:style-name="P17"><text:span text:style-name="T20">O</text:span></text:p>
            <text:p text:style-name="P17"><text:span text:style-name="T20">N</text:span></text:p>
            <text:p text:style-name="P17"><text:span text:style-name="T20">O</text:span></text:p>
            <text:p text:style-name="P17"><text:span text:style-name="T20">P</text:span></text:p>
            <text:p text:style-name="P17"><text:span text:style-name="T20">O</text:span></text:p>
            <text:p text:style-name="P17"><text:span text:style-name="T20">L</text:span></text:p>
            <text:p text:style-name="P17"><text:span text:style-name="T20">I</text:span></text:p>
            <text:p text:style-name="P17"><text:span text:style-name="T20">S</text:span></text:p>
            <text:p text:style-name="P17"><text:span text:style-name="T20">T</text:span></text:p>
            <text:p text:style-name="P17"><text:span text:style-name="T20">I</text:span></text:p>
            <text:p text:style-name="P17"><text:span text:style-name="T20">S</text:span></text:p>
            <text:p text:style-name="P17"><text:span text:style-name="T20">K</text:span></text:p>
          </draw:text-box>
        </draw:frame>
        <draw:frame draw:style-name="gr131" draw:text-style-name="P49" draw:layer="layout" svg:width="1.048cm" svg:height="5.451cm" svg:x="2.044cm" svg:y="18.574cm">
          <draw:text-box>
            <text:p text:style-name="P17"><text:span text:style-name="T20">K</text:span></text:p>
            <text:p text:style-name="P17"><text:span text:style-name="T20">O</text:span></text:p>
            <text:p text:style-name="P17"><text:span text:style-name="T20">N</text:span></text:p>
            <text:p text:style-name="P17"><text:span text:style-name="T20">K</text:span></text:p>
            <text:p text:style-name="P17"><text:span text:style-name="T20">U</text:span></text:p>
            <text:p text:style-name="P17"><text:span text:style-name="T20">R</text:span></text:p>
            <text:p text:style-name="P17"><text:span text:style-name="T20">R</text:span></text:p>
            <text:p text:style-name="P17"><text:span text:style-name="T20">A</text:span></text:p>
            <text:p text:style-name="P17"><text:span text:style-name="T20">N</text:span></text:p>
            <text:p text:style-name="P17"><text:span text:style-name="T20">S</text:span></text:p>
            <text:p text:style-name="P17"><text:span text:style-name="T20">E</text:span></text:p>
          </draw:text-box>
        </draw:frame>
        <draw:line draw:style-name="gr108" draw:text-style-name="P3" draw:layer="layout" svg:x1="1.001cm" svg:y1="16.095cm" svg:x2="20.591cm" svg:y2="16.095cm">
          <text:p/>
        </draw:line>
        <draw:line draw:style-name="gr112" draw:text-style-name="P3" draw:layer="layout" svg:x1="12.768cm" svg:y1="23.848cm" svg:x2="19.025cm" svg:y2="23.848cm">
          <text:p/>
        </draw:line>
        <draw:line draw:style-name="gr113" draw:text-style-name="P3" draw:layer="layout" svg:x1="12.767cm" svg:y1="23.849cm" svg:x2="12.767cm" svg:y2="19.099cm">
          <text:p/>
        </draw:line>
        <draw:frame draw:style-name="gr132" draw:text-style-name="P53" draw:layer="layout" svg:width="2.1cm" svg:height="1.04cm" svg:x="18.116cm" svg:y="21.411cm">
          <draw:text-box>
            <text:p text:style-name="P31"><text:span text:style-name="T22">S=GK</text:span></text:p>
          </draw:text-box>
        </draw:frame>
        <draw:frame draw:style-name="gr133" draw:text-style-name="P54" draw:layer="layout" svg:width="0.729cm" svg:height="1.726cm" svg:x="11.897cm" svg:y="19.659cm">
          <draw:text-box>
            <text:p/>
          </draw:text-box>
        </draw:frame>
        <draw:line draw:style-name="gr116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4" draw:text-style-name="P11" draw:layer="layout" svg:width="0.347cm" svg:height="0.28cm" svg:x="14.037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534cm" svg:height="0.47cm" svg:x="19.208cm" svg:y="23.65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" draw:text-style-name="P11" draw:layer="layout" svg:width="0.497cm" svg:height="0.47cm" svg:x="12.51cm" svg:y="18.65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11" draw:layer="layout" svg:width="0.919cm" svg:height="0.531cm" svg:x="11.91cm" svg:y="20.455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53" draw:layer="layout" svg:width="1.612cm" svg:height="1.04cm" svg:x="14.762cm" svg:y="22.548cm">
          <draw:text-box>
            <text:p text:style-name="P31"><text:span text:style-name="T22">GI</text:span></text:p>
          </draw:text-box>
        </draw:frame>
        <draw:frame draw:style-name="gr136" draw:text-style-name="P53" draw:layer="layout" svg:width="2.463cm" svg:height="1.04cm" svg:x="17.816cm" svg:y="22.913cm">
          <draw:text-box>
            <text:p text:style-name="P31"><text:span text:style-name="T22">E=MBV</text:span></text:p>
          </draw:text-box>
        </draw:frame>
        <draw:custom-shape draw:style-name="gr134" draw:text-style-name="P11" draw:layer="layout" svg:width="0.347cm" svg:height="0.28cm" svg:x="14.037cm" svg:y="2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37" draw:text-style-name="P59" draw:layer="layout" svg:width="3.859cm" svg:height="0.71cm" draw:transform="rotate (-1.58790055346444) translate (6.406cm 9.613cm)">
          <draw:text-box>
            <text:p text:style-name="P58">Grad av differensiering</text:p>
          </draw:text-box>
        </draw:frame>
        <draw:frame draw:style-name="gr138" draw:text-style-name="P59" draw:layer="layout" svg:width="2.752cm" svg:height="0.711cm" svg:x="9.046cm" svg:y="15.176cm">
          <draw:text-box>
            <text:p text:style-name="P58">Antall tilbydere</text:p>
          </draw:text-box>
        </draw:frame>
        <draw:frame draw:style-name="gr14" draw:text-style-name="P11" draw:layer="layout" svg:width="0.427cm" svg:height="0.47cm" svg:x="6.315cm" svg:y="14.75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11" draw:layer="layout" svg:width="1.414cm" svg:height="0.47cm" svg:x="14.156cm" svg:y="15.188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39" draw:text-style-name="P59" draw:layer="layout" svg:width="2.223cm" svg:height="0.711cm" svg:x="5.853cm" svg:y="7.181cm">
          <draw:text-box>
            <text:p text:style-name="P58">Fullstendig</text:p>
          </draw:text-box>
        </draw:frame>
        <draw:line draw:style-name="gr112" draw:text-style-name="P3" draw:layer="layout" svg:x1="4.49cm" svg:y1="23.85cm" svg:x2="10.747cm" svg:y2="23.85cm">
          <text:p/>
        </draw:line>
        <draw:line draw:style-name="gr113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2" draw:text-style-name="P53" draw:layer="layout" svg:width="2.1cm" svg:height="1.04cm" svg:x="9.839cm" svg:y="21.413cm">
          <draw:text-box>
            <text:p text:style-name="P31"><text:span text:style-name="T22">S=GK</text:span></text:p>
          </draw:text-box>
        </draw:frame>
        <draw:frame draw:style-name="gr133" draw:text-style-name="P54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16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17" draw:text-style-name="P3" draw:layer="layout" svg:x1="6.089cm" svg:y1="23.849cm" svg:x2="6.089cm" svg:y2="20.777cm">
          <text:p/>
        </draw:line>
        <draw:custom-shape draw:style-name="gr134" draw:text-style-name="P11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534cm" svg:height="0.47cm" svg:x="10.931cm" svg:y="23.655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4" draw:text-style-name="P11" draw:layer="layout" svg:width="0.497cm" svg:height="0.47cm" svg:x="4.232cm" svg:y="18.656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11" draw:layer="layout" svg:width="0.919cm" svg:height="0.531cm" svg:x="3.632cm" svg:y="20.456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11" draw:layer="layout" svg:width="0.956cm" svg:height="0.529cm" svg:x="5.734cm" svg:y="24.056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5" draw:text-style-name="P53" draw:layer="layout" svg:width="1.612cm" svg:height="1.04cm" svg:x="6.339cm" svg:y="22.114cm">
          <draw:text-box>
            <text:p text:style-name="P31"><text:span text:style-name="T22">GI</text:span></text:p>
          </draw:text-box>
        </draw:frame>
        <draw:frame draw:style-name="gr136" draw:text-style-name="P53" draw:layer="layout" svg:width="2.463cm" svg:height="1.04cm" svg:x="9.538cm" svg:y="22.915cm">
          <draw:text-box>
            <text:p text:style-name="P31"><text:span text:style-name="T22">E=MBV</text:span></text:p>
          </draw:text-box>
        </draw:frame>
        <draw:custom-shape draw:style-name="gr134" draw:text-style-name="P11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41cm" svg:height="0.47cm" svg:x="6.315cm" svg:y="7.918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" draw:text-style-name="P11" draw:layer="layout" svg:width="0.7cm" svg:height="0.47cm" svg:x="6.75cm" svg:y="15.189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140" draw:text-style-name="P46" draw:layer="layout" svg:x1="13.706cm" svg:y1="9.723cm" svg:x2="7.897cm" svg:y2="14.812cm">
          <text:p/>
        </draw:line>
        <draw:line draw:style-name="gr140" draw:text-style-name="P46" draw:layer="layout" svg:x1="13.343cm" svg:y1="11.177cm" svg:x2="9.785cm" svg:y2="14.812cm">
          <text:p/>
        </draw:line>
        <draw:line draw:style-name="gr140" draw:text-style-name="P46" draw:layer="layout" svg:x1="18.717cm" svg:y1="11.177cm" svg:x2="15.159cm" svg:y2="14.812cm">
          <text:p/>
        </draw:line>
        <draw:line draw:style-name="gr141" draw:text-style-name="P60" draw:layer="layout" svg:x1="13.706cm" svg:y1="8.269cm" svg:x2="6.808cm" svg:y2="14.812cm">
          <text:p/>
        </draw:line>
        <draw:custom-shape draw:style-name="gr142" draw:text-style-name="P43" draw:layer="layout" svg:width="0.363cm" svg:height="2.909cm" svg:x="6.88cm" svg:y="8.197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14" draw:layer="layout" svg:width="0.436cm" svg:height="2.909cm" svg:x="6.953cm" svg:y="11.25cm">
          <text:p/>
          <draw:enhanced-geometry svg:viewBox="0 0 21600 21600" draw:type="rectangle" draw:enhanced-path="M 0 0 L 21600 0 21600 21600 0 21600 0 0 Z N"/>
        </draw:custom-shape>
        <draw:line draw:style-name="gr144" draw:text-style-name="P3" draw:layer="layout" svg:x1="4.993cm" svg:y1="8.269cm" svg:x2="6.808cm" svg:y2="9.723cm">
          <text:p/>
        </draw:line>
        <draw:custom-shape draw:style-name="gr145" draw:text-style-name="P11" draw:layer="layout" svg:width="0.363cm" svg:height="2.909cm" svg:x="6.88cm" svg:y="8.051cm">
          <text:p/>
          <draw:enhanced-geometry svg:viewBox="0 0 21600 21600" draw:type="rectangle" draw:enhanced-path="M 0 0 L 21600 0 21600 21600 0 21600 0 0 Z N"/>
        </draw:custom-shape>
        <draw:line draw:style-name="gr144" draw:text-style-name="P3" draw:layer="layout" svg:x1="3.105cm" svg:y1="9.142cm" svg:x2="6.808cm" svg:y2="11.905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17" draw:text-style-name="P3" draw:layer="layout" svg:x1="14.169cm" svg:y1="23.857cm" svg:x2="14.194cm" svg:y2="21.715cm">
          <text:p/>
        </draw:line>
        <draw:custom-shape draw:style-name="gr146" draw:text-style-name="P14" draw:layer="layout" svg:width="1.294cm" svg:height="0.668cm" draw:transform="rotate (1.5707963267949) translate (6.067cm 21.923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47" draw:text-style-name="P14" draw:layer="layout" svg:width="1.25cm" svg:height="0.451cm" draw:transform="rotate (1.5707963267949) translate (14.272cm 22.039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11" draw:layer="layout" svg:width="0.956cm" svg:height="0.529cm" svg:x="13.866cm" svg:y="24.056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31" draw:text-style-name="P25" draw:layer="layout" svg:width="7.249cm" svg:height="1.109cm" svg:x="0.75cm" svg:y="0.352cm">
          <draw:text-box>
            <text:p text:style-name="P24"><text:span text:style-name="T9">Andre markedsformer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12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1" draw:text-style-name="P25" draw:layer="layout" svg:width="7.249cm" svg:height="1.109cm" svg:x="0.749cm" svg:y="0.351cm">
          <draw:text-box>
            <text:p text:style-name="P24"><text:span text:style-name="T9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48" draw:text-style-name="P49" draw:layer="layout" svg:width="1.073cm" svg:height="4.064cm" svg:x="0.954cm" svg:y="6.864cm">
          <draw:text-box>
            <text:p text:style-name="P17"><text:span text:style-name="T20">1.</text:span></text:p>
            <text:p text:style-name="P17"><text:span text:style-name="T20"/></text:p>
            <text:p text:style-name="P17"><text:span text:style-name="T20">G</text:span></text:p>
            <text:p text:style-name="P17"><text:span text:style-name="T20">R</text:span></text:p>
            <text:p text:style-name="P17"><text:span text:style-name="T20">A</text:span></text:p>
            <text:p text:style-name="P17"><text:span text:style-name="T20">D</text:span></text:p>
            <text:p text:style-name="P17"><text:span text:style-name="T20">S</text:span></text:p>
            <text:p text:style-name="P17"><text:span text:style-name="T2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48" draw:text-style-name="P49" draw:layer="layout" svg:width="1.073cm" svg:height="4.064cm" svg:x="0.955cm" svg:y="12.065cm">
          <draw:text-box>
            <text:p text:style-name="P17"><text:span text:style-name="T20">2.</text:span></text:p>
            <text:p text:style-name="P17"><text:span text:style-name="T20"/></text:p>
            <text:p text:style-name="P17"><text:span text:style-name="T20">G</text:span></text:p>
            <text:p text:style-name="P17"><text:span text:style-name="T20">R</text:span></text:p>
            <text:p text:style-name="P17"><text:span text:style-name="T20">A</text:span></text:p>
            <text:p text:style-name="P17"><text:span text:style-name="T20">D</text:span></text:p>
            <text:p text:style-name="P17"><text:span text:style-name="T20">S</text:span></text:p>
            <text:p text:style-name="P17"><text:span text:style-name="T20"/></text:p>
          </draw:text-box>
        </draw:frame>
        <draw:frame draw:style-name="gr148" draw:text-style-name="P49" draw:layer="layout" svg:width="1.073cm" svg:height="4.064cm" svg:x="0.955cm" svg:y="16.62cm">
          <draw:text-box>
            <text:p text:style-name="P17"><text:span text:style-name="T20">3.</text:span></text:p>
            <text:p text:style-name="P17"><text:span text:style-name="T20"/></text:p>
            <text:p text:style-name="P17"><text:span text:style-name="T20">G</text:span></text:p>
            <text:p text:style-name="P17"><text:span text:style-name="T20">R</text:span></text:p>
            <text:p text:style-name="P17"><text:span text:style-name="T20">A</text:span></text:p>
            <text:p text:style-name="P17"><text:span text:style-name="T20">D</text:span></text:p>
            <text:p text:style-name="P17"><text:span text:style-name="T20">S</text:span></text:p>
            <text:p text:style-name="P17"><text:span text:style-name="T20"/></text:p>
          </draw:text-box>
        </draw:frame>
        <draw:custom-shape draw:style-name="gr149" draw:text-style-name="P11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08" draw:text-style-name="P3" draw:layer="layout" svg:x1="2.708cm" svg:y1="13.14cm" svg:x2="8.207cm" svg:y2="13.14cm">
          <text:p/>
        </draw:line>
        <draw:custom-shape draw:style-name="gr149" draw:text-style-name="P11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0" draw:text-style-name="P62" draw:layer="layout" svg:width="11.119cm" svg:height="2.764cm" svg:x="1.894cm" svg:y="2.496cm">
          <draw:text-box>
            <text:list text:style-name="L3">
              <text:list-item>
                <text:p text:style-name="P61"><text:span text:style-name="T29">- <text:s text:c="2"/>Forskjellige etterspørrere (eller gruppe av etterspørre) må ha ulik marginal betalingsvillighet (MBV).</text:span></text:p>
              </text:list-item>
              <text:list-item>
                <text:p text:style-name="P61"><text:span text:style-name="T29">- <text:s text:c="2"/>Produsentene må mulighet til å </text:span><text:span text:style-name="T30">skille</text:span><text:span text:style-name="T29"> de forskjellige etterspørrere fra hverandre.</text:span></text:p>
              </text:list-item>
              <text:list-item>
                <text:p text:style-name="P61"><text:span text:style-name="T29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28" draw:text-style-name="P49" draw:layer="layout" svg:width="1.048cm" svg:height="4.989cm" svg:x="0.955cm" svg:y="1.001cm">
          <draw:text-box>
            <text:p text:style-name="P17"><text:span text:style-name="T20">F</text:span></text:p>
            <text:p text:style-name="P17"><text:span text:style-name="T20">O</text:span></text:p>
            <text:p text:style-name="P17"><text:span text:style-name="T20">R</text:span></text:p>
            <text:p text:style-name="P17"><text:span text:style-name="T20">U</text:span></text:p>
            <text:p text:style-name="P17"><text:span text:style-name="T20">T</text:span></text:p>
            <text:p text:style-name="P17"><text:span text:style-name="T20">S</text:span></text:p>
            <text:p text:style-name="P17"><text:span text:style-name="T20">E</text:span></text:p>
            <text:p text:style-name="P17"><text:span text:style-name="T20">T</text:span></text:p>
            <text:p text:style-name="P17"><text:span text:style-name="T20">N</text:span></text:p>
            <text:p text:style-name="P17"><text:span text:style-name="T20"/></text:p>
          </draw:text-box>
        </draw:frame>
        <draw:frame draw:style-name="gr151" draw:text-style-name="P59" draw:layer="layout" svg:width="14.58cm" svg:height="1.057cm" svg:x="1.968cm" svg:y="1.37cm">
          <draw:text-box>
            <text:p text:style-name="P58">Vi har <text:span text:style-name="T31">prisdiskriminering</text:span><text:span text:style-name="T19"> </text:span>i et marked når en produsent har en fordel (dvs. kan få økt sin fortjeneste) </text:p>
            <text:p text:style-name="P58">ved å ta ulik pris til forskjellige etterspørrere.</text:p>
          </draw:text-box>
        </draw:frame>
        <draw:custom-shape draw:style-name="gr152" draw:text-style-name="P11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1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1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1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1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1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1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11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1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3" draw:text-style-name="P59" draw:layer="layout" svg:width="3.564cm" svg:height="0.711cm" svg:x="2.524cm" svg:y="5.943cm">
          <draw:text-box>
            <text:p text:style-name="P58">Individuelle sortering</text:p>
          </draw:text-box>
        </draw:frame>
        <draw:frame draw:style-name="gr154" draw:text-style-name="P59" draw:layer="layout" svg:width="2.53cm" svg:height="0.711cm" svg:x="2.524cm" svg:y="11.761cm">
          <draw:text-box>
            <text:p text:style-name="P58">Selvsortering</text:p>
          </draw:text-box>
        </draw:frame>
        <draw:frame draw:style-name="gr155" draw:text-style-name="P59" draw:layer="layout" svg:width="4.497cm" svg:height="1.057cm" svg:x="1.653cm" svg:y="20.632cm">
          <draw:text-box>
            <text:p text:style-name="P58">Segment 1:</text:p>
            <text:p text:style-name="P58">Prisfølsomme etterspørrere</text:p>
          </draw:text-box>
        </draw:frame>
        <draw:frame draw:style-name="gr156" draw:text-style-name="P59" draw:layer="layout" svg:width="4.67cm" svg:height="1.057cm" svg:x="7.607cm" svg:y="20.923cm">
          <draw:text-box>
            <text:p text:style-name="P58">Segment 2: </text:p>
            <text:p text:style-name="P58">Prisufølsomme etterspørrere</text:p>
          </draw:text-box>
        </draw:frame>
        <draw:frame draw:style-name="gr157" draw:text-style-name="P59" draw:layer="layout" svg:width="5.081cm" svg:height="0.711cm" svg:x="14.142cm" svg:y="20.923cm">
          <draw:text-box>
            <text:p text:style-name="P58">Monopolist (uten segmentering)</text:p>
          </draw:text-box>
        </draw:frame>
        <draw:frame draw:style-name="gr158" draw:text-style-name="P59" draw:layer="layout" svg:width="2.992cm" svg:height="0.711cm" svg:x="8.478cm" svg:y="12.344cm">
          <draw:text-box>
            <text:p text:style-name="P58">Eks. Småkunder</text:p>
          </draw:text-box>
        </draw:frame>
        <draw:frame draw:style-name="gr159" draw:text-style-name="P59" draw:layer="layout" svg:width="2.923cm" svg:height="0.711cm" svg:x="8.478cm" svg:y="13.216cm">
          <draw:text-box>
            <text:p text:style-name="P58">Eks. Storkunder</text:p>
          </draw:text-box>
        </draw:frame>
        <draw:custom-shape draw:style-name="gr149" draw:text-style-name="P11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1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8cm" svg:y1="18.084cm" svg:x2="8.207cm" svg:y2="18.084cm">
          <text:p/>
        </draw:line>
        <draw:frame draw:style-name="gr154" draw:text-style-name="P59" draw:layer="layout" svg:width="2.53cm" svg:height="0.711cm" svg:x="2.524cm" svg:y="16.705cm">
          <draw:text-box>
            <text:p text:style-name="P58">Selvsortering</text:p>
          </draw:text-box>
        </draw:frame>
        <draw:frame draw:style-name="gr160" draw:text-style-name="P59" draw:layer="layout" svg:width="5.64cm" svg:height="0.711cm" svg:x="8.478cm" svg:y="17.288cm">
          <draw:text-box>
            <text:p text:style-name="P58">Eks. Unge personer og pensjonister</text:p>
          </draw:text-box>
        </draw:frame>
        <draw:frame draw:style-name="gr159" draw:text-style-name="P59" draw:layer="layout" svg:width="2.923cm" svg:height="0.711cm" svg:x="8.478cm" svg:y="18.16cm">
          <draw:text-box>
            <text:p text:style-name="P58">Eks. Storkunder</text:p>
          </draw:text-box>
        </draw:frame>
        <draw:line draw:style-name="gr112" draw:text-style-name="P3" draw:layer="layout" svg:x1="14.385cm" svg:y1="26.305cm" svg:x2="19.659cm" svg:y2="26.373cm">
          <text:p/>
        </draw:line>
        <draw:line draw:style-name="gr113" draw:text-style-name="P3" draw:layer="layout" svg:x1="14.361cm" svg:y1="26.375cm" svg:x2="14.31cm" svg:y2="22.282cm">
          <text:p/>
        </draw:line>
        <draw:frame draw:style-name="gr133" draw:text-style-name="P54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61cm" svg:y2="26.372cm">
          <text:p/>
        </draw:line>
        <draw:line draw:style-name="gr116" draw:text-style-name="P3" draw:layer="layout" svg:x1="2.669cm" svg:y1="24.045cm" svg:x2="15.897cm" svg:y2="23.9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17" draw:text-style-name="P3" draw:layer="layout" svg:x1="15.884cm" svg:y1="26.502cm" svg:x2="15.884cm" svg:y2="23.827cm">
          <text:p/>
        </draw:line>
        <draw:frame draw:style-name="gr14" draw:text-style-name="P11" draw:layer="layout" svg:width="0.367cm" svg:height="0.297cm" svg:x="19.831cm" svg:y="26.03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11" draw:layer="layout" svg:width="0.341cm" svg:height="0.297cm" svg:x="14.062cm" svg:y="21.856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11" draw:layer="layout" svg:width="0.514cm" svg:height="0.336cm" svg:x="13.649cm" svg:y="23.722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2" draw:text-style-name="P3" draw:layer="layout" svg:x1="14.24cm" svg:y1="22.725cm" svg:x2="19.151cm" svg:y2="26.503cm">
          <text:p/>
        </draw:line>
        <draw:frame draw:style-name="gr14" draw:text-style-name="P2" draw:layer="layout" svg:width="0.514cm" svg:height="0.336cm" svg:x="13.649cm" svg:y="23.723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2" draw:layer="layout" svg:width="0.539cm" svg:height="0.336cm" svg:x="15.683cm" svg:y="26.633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32" draw:text-style-name="P64" draw:layer="layout" svg:width="2.1cm" svg:height="1.04cm" svg:x="19.278cm" svg:y="24.902cm">
          <draw:text-box>
            <text:p text:style-name="P63"><text:span text:style-name="T32">S=GK</text:span></text:p>
          </draw:text-box>
        </draw:frame>
        <draw:frame draw:style-name="gr132" draw:text-style-name="P64" draw:layer="layout" svg:width="2.1cm" svg:height="1.04cm" svg:x="16.229cm" svg:y="25.631cm">
          <draw:text-box>
            <text:p text:style-name="P63"><text:span text:style-name="T32">GI</text:span></text:p>
          </draw:text-box>
        </draw:frame>
        <draw:frame draw:style-name="gr132" draw:text-style-name="P64" draw:layer="layout" svg:width="2.1cm" svg:height="1.04cm" svg:x="18.262cm" svg:y="25.485cm">
          <draw:text-box>
            <text:p text:style-name="P63"><text:span text:style-name="T32">E=MBV</text:span></text:p>
          </draw:text-box>
        </draw:frame>
        <draw:line draw:style-name="gr112" draw:text-style-name="P3" draw:layer="layout" svg:x1="8.141cm" svg:y1="26.305cm" svg:x2="13.415cm" svg:y2="26.373cm">
          <text:p/>
        </draw:line>
        <draw:line draw:style-name="gr113" draw:text-style-name="P3" draw:layer="layout" svg:x1="8.116cm" svg:y1="26.375cm" svg:x2="8.065cm" svg:y2="22.282cm">
          <text:p/>
        </draw:line>
        <draw:frame draw:style-name="gr133" draw:text-style-name="P54" draw:layer="layout" svg:width="0.729cm" svg:height="1.726cm" svg:x="7.396cm" svg:y="22.637cm">
          <draw:text-box>
            <text:p/>
          </draw:text-box>
        </draw:frame>
        <draw:line draw:style-name="gr2" draw:text-style-name="P3" draw:layer="layout" svg:x1="7.996cm" svg:y1="22.75cm" svg:x2="10.366cm" svg:y2="26.372cm">
          <text:p/>
        </draw:line>
        <draw:line draw:style-name="gr2" draw:text-style-name="P3" draw:layer="layout" svg:x1="8.106cm" svg:y1="25.322cm" svg:x2="13.27cm" svg:y2="25.322cm">
          <text:p/>
        </draw:line>
        <draw:line draw:style-name="gr117" draw:text-style-name="P3" draw:layer="layout" svg:x1="9.64cm" svg:y1="26.502cm" svg:x2="9.64cm" svg:y2="23.827cm">
          <text:p/>
        </draw:line>
        <draw:frame draw:style-name="gr14" draw:text-style-name="P11" draw:layer="layout" svg:width="0.367cm" svg:height="0.297cm" svg:x="13.587cm" svg:y="26.037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11" draw:layer="layout" svg:width="0.341cm" svg:height="0.297cm" svg:x="7.818cm" svg:y="21.8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" draw:text-style-name="P11" draw:layer="layout" svg:width="0.514cm" svg:height="0.336cm" svg:x="7.405cm" svg:y="23.722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2" draw:text-style-name="P3" draw:layer="layout" svg:x1="7.996cm" svg:y1="22.725cm" svg:x2="12.907cm" svg:y2="26.503cm">
          <text:p/>
        </draw:line>
        <draw:frame draw:style-name="gr14" draw:text-style-name="P2" draw:layer="layout" svg:width="0.62cm" svg:height="0.336cm" svg:x="7.405cm" svg:y="23.72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14" draw:text-style-name="P2" draw:layer="layout" svg:width="0.645cm" svg:height="0.336cm" svg:x="9.438cm" svg:y="26.63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32" draw:text-style-name="P64" draw:layer="layout" svg:width="2.1cm" svg:height="1.04cm" svg:x="9.984cm" svg:y="25.631cm">
          <draw:text-box>
            <text:p text:style-name="P63"><text:span text:style-name="T32">GI</text:span></text:p>
          </draw:text-box>
        </draw:frame>
        <draw:frame draw:style-name="gr132" draw:text-style-name="P64" draw:layer="layout" svg:width="2.1cm" svg:height="1.04cm" svg:x="12.017cm" svg:y="25.485cm">
          <draw:text-box>
            <text:p text:style-name="P63"><text:span text:style-name="T32">E=MBV</text:span></text:p>
          </draw:text-box>
        </draw:frame>
        <draw:line draw:style-name="gr112" draw:text-style-name="P3" draw:layer="layout" svg:x1="2.042cm" svg:y1="26.305cm" svg:x2="7.316cm" svg:y2="26.373cm">
          <text:p/>
        </draw:line>
        <draw:line draw:style-name="gr113" draw:text-style-name="P3" draw:layer="layout" svg:x1="2.017cm" svg:y1="26.375cm" svg:x2="1.966cm" svg:y2="22.282cm">
          <text:p/>
        </draw:line>
        <draw:frame draw:style-name="gr133" draw:text-style-name="P54" draw:layer="layout" svg:width="0.729cm" svg:height="1.726cm" svg:x="1.297cm" svg:y="22.637cm">
          <draw:text-box>
            <text:p/>
          </draw:text-box>
        </draw:frame>
        <draw:line draw:style-name="gr2" draw:text-style-name="P3" draw:layer="layout" svg:x1="1.896cm" svg:y1="22.75cm" svg:x2="4.266cm" svg:y2="26.372cm">
          <text:p/>
        </draw:line>
        <draw:line draw:style-name="gr2" draw:text-style-name="P3" draw:layer="layout" svg:x1="2.007cm" svg:y1="25.322cm" svg:x2="7.171cm" svg:y2="25.322cm">
          <text:p/>
        </draw:line>
        <draw:line draw:style-name="gr117" draw:text-style-name="P3" draw:layer="layout" svg:x1="3.54cm" svg:y1="26.502cm" svg:x2="3.54cm" svg:y2="23.827cm">
          <text:p/>
        </draw:line>
        <draw:frame draw:style-name="gr14" draw:text-style-name="P11" draw:layer="layout" svg:width="0.367cm" svg:height="0.297cm" svg:x="7.488cm" svg:y="26.0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4" draw:text-style-name="P11" draw:layer="layout" svg:width="0.341cm" svg:height="0.297cm" svg:x="1.718cm" svg:y="21.856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11" draw:layer="layout" svg:width="0.514cm" svg:height="0.336cm" svg:x="1.306cm" svg:y="23.722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line draw:style-name="gr2" draw:text-style-name="P3" draw:layer="layout" svg:x1="1.896cm" svg:y1="22.725cm" svg:x2="6.807cm" svg:y2="26.503cm">
          <text:p/>
        </draw:line>
        <draw:frame draw:style-name="gr14" draw:text-style-name="P2" draw:layer="layout" svg:width="0.617cm" svg:height="0.336cm" svg:x="1.306cm" svg:y="23.72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2" draw:layer="layout" svg:width="0.642cm" svg:height="0.336cm" svg:x="3.339cm" svg:y="26.63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32" draw:text-style-name="P64" draw:layer="layout" svg:width="2.1cm" svg:height="1.04cm" svg:x="3.885cm" svg:y="25.631cm">
          <draw:text-box>
            <text:p text:style-name="P63"><text:span text:style-name="T32">GI</text:span></text:p>
          </draw:text-box>
        </draw:frame>
        <draw:frame draw:style-name="gr132" draw:text-style-name="P64" draw:layer="layout" svg:width="2.1cm" svg:height="1.04cm" svg:x="5.918cm" svg:y="25.485cm">
          <draw:text-box>
            <text:p text:style-name="P63"><text:span text:style-name="T32">E=MBV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13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28" draw:text-style-name="P49" draw:layer="layout" svg:width="1.048cm" svg:height="4.989cm" svg:x="1.152cm" svg:y="1.799cm">
          <draw:text-box>
            <text:p text:style-name="P17"><text:span text:style-name="T20">P</text:span></text:p>
            <text:p text:style-name="P17"><text:span text:style-name="T20">L</text:span></text:p>
            <text:p text:style-name="P17"><text:span text:style-name="T20">A</text:span></text:p>
            <text:p text:style-name="P17"><text:span text:style-name="T20">N</text:span></text:p>
            <text:p text:style-name="P17"><text:span text:style-name="T20">L</text:span></text:p>
            <text:p text:style-name="P17"><text:span text:style-name="T20">E</text:span></text:p>
            <text:p text:style-name="P17"><text:span text:style-name="T20">G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</draw:text-box>
        </draw:frame>
        <draw:line draw:style-name="gr2" draw:text-style-name="P3" draw:layer="layout" svg:x1="1.099cm" svg:y1="8.064cm" svg:x2="20.589cm" svg:y2="8.164cm">
          <text:p/>
        </draw:line>
        <draw:line draw:style-name="gr108" draw:text-style-name="P3" draw:layer="layout" svg:x1="1.001cm" svg:y1="17.091cm" svg:x2="20.591cm" svg:y2="17.091cm">
          <text:p/>
        </draw:line>
        <draw:frame draw:style-name="gr161" draw:text-style-name="P49" draw:layer="layout" svg:width="1.073cm" svg:height="5.451cm" svg:x="1.053cm" svg:y="10.659cm">
          <draw:text-box>
            <text:p text:style-name="P17"><text:span text:style-name="T20">M</text:span></text:p>
            <text:p text:style-name="P17"><text:span text:style-name="T20">A</text:span></text:p>
            <text:p text:style-name="P17"><text:span text:style-name="T20">R</text:span></text:p>
            <text:p text:style-name="P17"><text:span text:style-name="T20">K</text:span></text:p>
            <text:p text:style-name="P17"><text:span text:style-name="T20">E</text:span></text:p>
            <text:p text:style-name="P17"><text:span text:style-name="T20">D</text:span></text:p>
            <text:p text:style-name="P17"><text:span text:style-name="T20">S</text:span></text:p>
            <text:p text:style-name="P17"><text:span text:style-name="T20">V</text:span></text:p>
            <text:p text:style-name="P17"><text:span text:style-name="T20">I</text:span></text:p>
            <text:p text:style-name="P17"><text:span text:style-name="T20">K</text:span></text:p>
            <text:p text:style-name="P17"><text:span text:style-name="T20">T</text:span></text:p>
          </draw:text-box>
        </draw:frame>
        <draw:frame draw:style-name="gr162" draw:text-style-name="P49" draw:layer="layout" svg:width="1.048cm" svg:height="4.526cm" svg:x="1.053cm" svg:y="20.402cm">
          <draw:text-box>
            <text:p text:style-name="P17"><text:span text:style-name="T20">L</text:span></text:p>
            <text:p text:style-name="P17"><text:span text:style-name="T20">Ø</text:span></text:p>
            <text:p text:style-name="P17"><text:span text:style-name="T20">S</text:span></text:p>
            <text:p text:style-name="P17"><text:span text:style-name="T20">N</text:span></text:p>
            <text:p text:style-name="P17"><text:span text:style-name="T20">I</text:span></text:p>
            <text:p text:style-name="P17"><text:span text:style-name="T20">N</text:span></text:p>
            <text:p text:style-name="P17"><text:span text:style-name="T20">G</text:span></text:p>
            <text:p text:style-name="P17"><text:span text:style-name="T20">E</text:span></text:p>
            <text:p text:style-name="P17"><text:span text:style-name="T20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3" draw:text-style-name="P66" draw:layer="layout" svg:width="4.67cm" svg:height="1.054cm" svg:x="1.81cm" svg:y="7.166cm">
          <draw:text-box>
            <text:p text:style-name="P65"><text:span text:style-name="T11">Markedsmakt</text:span></text:p>
          </draw:text-box>
        </draw:frame>
        <draw:frame draw:style-name="gr164" draw:text-style-name="P66" draw:layer="layout" svg:width="6.49cm" svg:height="1.054cm" svg:x="7.971cm" svg:y="7.168cm">
          <draw:text-box>
            <text:p text:style-name="P65"><text:span text:style-name="T11">Eksterne virkninger</text:span></text:p>
          </draw:text-box>
        </draw:frame>
        <draw:frame draw:style-name="gr165" draw:text-style-name="P66" draw:layer="layout" svg:width="2.505cm" svg:height="1.054cm" svg:x="16.301cm" svg:y="7.168cm">
          <draw:text-box>
            <text:p text:style-name="P65"><text:span text:style-name="T11">Andre</text:span></text:p>
          </draw:text-box>
        </draw:frame>
        <draw:frame draw:style-name="gr14" draw:text-style-name="P11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11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79" draw:text-style-name="P3" draw:layer="layout" svg:x1="17.648cm" svg:y1="5.24cm" svg:x2="17.648cm" svg:y2="2.49cm">
          <text:p/>
        </draw:line>
        <draw:line draw:style-name="gr80" draw:text-style-name="P3" draw:layer="layout" svg:x1="17.648cm" svg:y1="5.239cm" svg:x2="20.149cm" svg:y2="5.239cm">
          <text:p/>
        </draw:line>
        <draw:line draw:style-name="gr2" draw:text-style-name="P46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48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29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8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48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0" draw:text-style-name="P9" draw:layer="layout" svg:width="1.608cm" svg:height="0.599cm" svg:x="18.796cm" svg:y="3.717cm">
          <draw:text-box>
            <text:p text:style-name="P6"><text:span text:style-name="T28">MBV=GK</text:span></text:p>
          </draw:text-box>
        </draw:frame>
        <draw:frame draw:style-name="gr14" draw:text-style-name="P11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11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11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" draw:text-style-name="P11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79" draw:text-style-name="P3" draw:layer="layout" svg:x1="17.648cm" svg:y1="5.24cm" svg:x2="17.648cm" svg:y2="2.49cm">
          <text:p/>
        </draw:line>
        <draw:line draw:style-name="gr80" draw:text-style-name="P3" draw:layer="layout" svg:x1="17.648cm" svg:y1="5.239cm" svg:x2="20.149cm" svg:y2="5.239cm">
          <text:p/>
        </draw:line>
        <draw:line draw:style-name="gr2" draw:text-style-name="P46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48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29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8" draw:layer="layout" svg:width="5.977cm" svg:height="3.632cm" svg:x="10.553cm" svg:y="1.853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30" draw:text-style-name="P9" draw:layer="layout" svg:width="1.608cm" svg:height="0.599cm" svg:x="18.796cm" svg:y="3.717cm">
          <draw:text-box>
            <text:p text:style-name="P6"><text:span text:style-name="T28">MBV=GK</text:span></text:p>
          </draw:text-box>
        </draw:frame>
        <draw:frame draw:style-name="gr14" draw:text-style-name="P11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11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2" draw:text-style-name="P3" draw:layer="layout" svg:x1="8.95cm" svg:y1="15.412cm" svg:x2="13.898cm" svg:y2="15.489cm">
          <text:p/>
        </draw:line>
        <draw:line draw:style-name="gr113" draw:text-style-name="P3" draw:layer="layout" svg:x1="8.972cm" svg:y1="15.463cm" svg:x2="8.972cm" svg:y2="11.271cm">
          <text:p/>
        </draw:line>
        <draw:frame draw:style-name="gr166" draw:text-style-name="P68" draw:layer="layout" svg:width="1.971cm" svg:height="0.883cm" svg:x="11.673cm" svg:y="11.032cm">
          <draw:text-box>
            <text:p text:style-name="P67"><text:span text:style-name="T33">S=GK</text:span></text:p>
          </draw:text-box>
        </draw:frame>
        <draw:line draw:style-name="gr2" draw:text-style-name="P3" draw:layer="layout" svg:x1="8.972cm" svg:y1="11.887cm" svg:x2="12.312cm" svg:y2="15.473cm">
          <text:p/>
        </draw:line>
        <draw:line draw:style-name="gr2" draw:text-style-name="P46" draw:layer="layout" svg:x1="8.998cm" svg:y1="14.871cm" svg:x2="11.727cm" svg:y2="11.493cm">
          <text:p/>
        </draw:line>
        <draw:line draw:style-name="gr117" draw:text-style-name="P3" draw:layer="layout" svg:x1="10.281cm" svg:y1="15.462cm" svg:x2="10.265cm" svg:y2="13.239cm">
          <text:p/>
        </draw:line>
        <draw:line draw:style-name="gr116" draw:text-style-name="P3" draw:layer="layout" svg:x1="8.972cm" svg:y1="13.325cm" svg:x2="10.169cm" svg:y2="13.338cm">
          <text:p/>
        </draw:line>
        <draw:custom-shape draw:style-name="gr134" draw:text-style-name="P11" draw:layer="layout" svg:width="0.248cm" svg:height="0.248cm" svg:x="10.148cm" svg:y="13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55" draw:layer="layout" svg:width="6cm" svg:height="4.526cm" svg:x="1.927cm" svg:y="18.002cm">
          <draw:text-box>
            <text:list text:style-name="L1">
              <text:list-item>
                <text:p text:style-name="P17"><text:span text:style-name="T23">Lover og regler</text:span></text:p>
              </text:list-item>
              <text:list-item>
                <text:p text:style-name="P17"><text:span text:style-name="T23">Institusjoner og tilsyn</text:span></text:p>
              </text:list-item>
              <text:list-item>
                <text:p text:style-name="P17"><text:span text:style-name="T23"/></text:p>
              </text:list-item>
            </text:list>
            <text:p text:style-name="P17"><text:span text:style-name="T25"/></text:p>
          </draw:text-box>
        </draw:frame>
        <draw:frame draw:style-name="gr168" draw:text-style-name="P69" draw:layer="layout" svg:width="10.133cm" svg:height="5.755cm" svg:x="14.577cm" svg:y="8.912cm">
          <draw:text-box>
            <text:list text:style-name="L1">
              <text:list-item>
                <text:p text:style-name="P61"><text:span text:style-name="T34">Kollektive goder</text:span></text:p>
              </text:list-item>
              <text:list-item>
                <text:p text:style-name="P61"><text:span text:style-name="T34">Formyndergoder</text:span></text:p>
              </text:list-item>
              <text:list-item>
                <text:p text:style-name="P61"><text:span text:style-name="T34">Ufullstendig informasjon</text:span></text:p>
              </text:list-item>
            </text:list>
            <text:list text:style-name="L3">
              <text:list-header>
                <text:p text:style-name="P61"><text:span text:style-name="T21"/></text:p>
              </text:list-header>
            </text:list>
            <text:list text:style-name="L1">
              <text:list-header>
                <text:p text:style-name="P61"><text:span text:style-name="T35"/></text:p>
              </text:list-header>
            </text:list>
          </draw:text-box>
        </draw:frame>
        <draw:line draw:style-name="gr113" draw:text-style-name="P3" draw:layer="layout" svg:x1="2.506cm" svg:y1="16.735cm" svg:x2="2.506cm" svg:y2="11.348cm">
          <text:p/>
        </draw:line>
        <draw:frame draw:style-name="gr166" draw:text-style-name="P68" draw:layer="layout" svg:width="1.971cm" svg:height="0.883cm" svg:x="5.196cm" svg:y="11.614cm">
          <draw:text-box>
            <text:p text:style-name="P67"><text:span text:style-name="T33">S=GK</text:span></text:p>
          </draw:text-box>
        </draw:frame>
        <draw:line draw:style-name="gr2" draw:text-style-name="P3" draw:layer="layout" svg:x1="2.506cm" svg:y1="12.14cm" svg:x2="6.954cm" svg:y2="16.748cm">
          <text:p/>
        </draw:line>
        <draw:line draw:style-name="gr2" draw:text-style-name="P46" draw:layer="layout" svg:x1="2.541cm" svg:y1="15.974cm" svg:x2="6.176cm" svg:y2="11.632cm">
          <text:p/>
        </draw:line>
        <draw:line draw:style-name="gr117" draw:text-style-name="P3" draw:layer="layout" svg:x1="4.249cm" svg:y1="16.734cm" svg:x2="4.229cm" svg:y2="13.877cm">
          <text:p/>
        </draw:line>
        <draw:line draw:style-name="gr116" draw:text-style-name="P3" draw:layer="layout" svg:x1="2.505cm" svg:y1="13.986cm" svg:x2="4.098cm" svg:y2="14.002cm">
          <text:p/>
        </draw:line>
        <draw:custom-shape draw:style-name="gr134" draw:text-style-name="P11" draw:layer="layout" svg:width="0.33cm" svg:height="0.317cm" svg:x="4.074cm" svg:y="1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154cm" svg:height="0.234cm" svg:x="2.462cm" svg:y="11.00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11" draw:layer="layout" svg:width="0.173cm" svg:height="0.234cm" svg:x="7.55cm" svg:y="16.69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line draw:style-name="gr112" draw:text-style-name="P3" draw:layer="layout" svg:x1="2.415cm" svg:y1="16.754cm" svg:x2="7.363cm" svg:y2="16.831cm">
          <text:p/>
        </draw:line>
        <draw:frame draw:style-name="gr169" draw:text-style-name="P68" draw:layer="layout" svg:width="2.303cm" svg:height="0.883cm" svg:x="5.302cm" svg:y="14.768cm">
          <draw:text-box>
            <text:p text:style-name="P67"><text:span text:style-name="T33">E=MBV</text:span></text:p>
          </draw:text-box>
        </draw:frame>
        <draw:custom-shape draw:style-name="gr170" draw:text-style-name="P11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1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1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59" draw:layer="layout" svg:width="7.005cm" svg:height="2.095cm" svg:x="7.825cm" svg:y="8.779cm">
          <draw:text-box>
            <text:p text:style-name="P58"><text:span text:style-name="T19">Eksternaliteter:</text:span> Er bivirkninger av andres </text:p>
            <text:p text:style-name="P58">konsum eller produksjon som den som </text:p>
            <text:p text:style-name="P58">forårsaker bivirkninger ikke tar hensyn til </text:p>
            <text:p text:style-name="P58">når man skal fatte beslutningen om </text:p>
            <text:p text:style-name="P58">vor mye man skal produsere eller konsumere.</text:p>
          </draw:text-box>
        </draw:frame>
        <draw:line draw:style-name="gr112" draw:text-style-name="P3" draw:layer="layout" svg:x1="8.858cm" svg:y1="22cm" svg:x2="13.806cm" svg:y2="22.077cm">
          <text:p/>
        </draw:line>
        <draw:line draw:style-name="gr113" draw:text-style-name="P3" draw:layer="layout" svg:x1="8.881cm" svg:y1="22.051cm" svg:x2="8.881cm" svg:y2="17.859cm">
          <text:p/>
        </draw:line>
        <draw:line draw:style-name="gr2" draw:text-style-name="P3" draw:layer="layout" svg:x1="8.88cm" svg:y1="18.475cm" svg:x2="12.22cm" svg:y2="22.061cm">
          <text:p/>
        </draw:line>
        <draw:line draw:style-name="gr2" draw:text-style-name="P46" draw:layer="layout" svg:x1="8.906cm" svg:y1="21.459cm" svg:x2="11.635cm" svg:y2="18.081cm">
          <text:p/>
        </draw:line>
        <draw:line draw:style-name="gr117" draw:text-style-name="P3" draw:layer="layout" svg:x1="10.19cm" svg:y1="22.05cm" svg:x2="10.174cm" svg:y2="19.827cm">
          <text:p/>
        </draw:line>
        <draw:line draw:style-name="gr116" draw:text-style-name="P3" draw:layer="layout" svg:x1="8.88cm" svg:y1="19.913cm" svg:x2="10.077cm" svg:y2="19.926cm">
          <text:p/>
        </draw:line>
        <draw:custom-shape draw:style-name="gr134" draw:text-style-name="P11" draw:layer="layout" svg:width="0.248cm" svg:height="0.248cm" svg:x="10.057cm" svg:y="1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.858cm" svg:y1="26.653cm" svg:x2="13.806cm" svg:y2="26.73cm">
          <text:p/>
        </draw:line>
        <draw:line draw:style-name="gr113" draw:text-style-name="P3" draw:layer="layout" svg:x1="8.881cm" svg:y1="26.704cm" svg:x2="8.881cm" svg:y2="22.512cm">
          <text:p/>
        </draw:line>
        <draw:line draw:style-name="gr2" draw:text-style-name="P3" draw:layer="layout" svg:x1="8.88cm" svg:y1="23.128cm" svg:x2="12.22cm" svg:y2="26.714cm">
          <text:p/>
        </draw:line>
        <draw:line draw:style-name="gr2" draw:text-style-name="P46" draw:layer="layout" svg:x1="8.906cm" svg:y1="26.112cm" svg:x2="11.635cm" svg:y2="22.734cm">
          <text:p/>
        </draw:line>
        <draw:line draw:style-name="gr117" draw:text-style-name="P3" draw:layer="layout" svg:x1="10.19cm" svg:y1="26.703cm" svg:x2="10.174cm" svg:y2="24.48cm">
          <text:p/>
        </draw:line>
        <draw:line draw:style-name="gr116" draw:text-style-name="P3" draw:layer="layout" svg:x1="8.88cm" svg:y1="24.566cm" svg:x2="10.077cm" svg:y2="24.579cm">
          <text:p/>
        </draw:line>
        <draw:custom-shape draw:style-name="gr134" draw:text-style-name="P11" draw:layer="layout" svg:width="0.248cm" svg:height="0.248cm" svg:x="10.057cm" svg:y="2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0.154cm" svg:height="0.234cm" svg:x="8.851cm" svg:y="11.005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11" draw:layer="layout" svg:width="0.173cm" svg:height="0.234cm" svg:x="14.087cm" svg:y="15.38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69" draw:text-style-name="P68" draw:layer="layout" svg:width="2.303cm" svg:height="0.883cm" svg:x="11.837cm" svg:y="14.478cm">
          <draw:text-box>
            <text:p text:style-name="P67"><text:span text:style-name="T33">E=MBV</text:span></text:p>
          </draw:text-box>
        </draw:frame>
        <draw:frame draw:style-name="gr172" draw:text-style-name="P59" draw:layer="layout" svg:width="3.52cm" svg:height="0.711cm" svg:x="9.519cm" svg:y="17.067cm">
          <draw:text-box>
            <text:p text:style-name="P58">Avgifter og subsidier</text:p>
          </draw:text-box>
        </draw:frame>
        <draw:frame draw:style-name="gr173" draw:text-style-name="P59" draw:layer="layout" svg:width="3.446cm" svg:height="0.711cm" svg:x="9.374cm" svg:y="22.012cm">
          <draw:text-box>
            <text:p text:style-name="P58">Direkte reguleringer</text:p>
          </draw:text-box>
        </draw:frame>
        <draw:frame draw:style-name="gr14" draw:text-style-name="P11" draw:layer="layout" svg:width="0.154cm" svg:height="0.234cm" svg:x="8.706cm" svg:y="17.404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11" draw:layer="layout" svg:width="0.154cm" svg:height="0.234cm" svg:x="8.706cm" svg:y="22.202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4" draw:text-style-name="P11" draw:layer="layout" svg:width="0.173cm" svg:height="0.234cm" svg:x="14.088cm" svg:y="21.93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11" draw:layer="layout" svg:width="0.173cm" svg:height="0.234cm" svg:x="14.088cm" svg:y="26.58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custom-shape draw:style-name="gr170" draw:text-style-name="P11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1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1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5" draw:layer="layout" svg:width="7.249cm" svg:height="1.109cm" svg:x="0.75cm" svg:y="0.352cm">
          <draw:text-box>
            <text:p text:style-name="P24"><text:span text:style-name="T9">Markedssvikt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14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7T14:39:03.443922181</dc:date>
    <meta:editing-duration>P1DT9H54M7S</meta:editing-duration>
    <meta:editing-cycles>296</meta:editing-cycles>
    <meta:generator>LibreOffice/7.4.1.2$Linux_X86_64 LibreOffice_project/40$Build-2</meta:generator>
    <meta:document-statistic meta:object-count="159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2/content.xml><?xml version="1.0" encoding="utf-8"?>
<math xmlns="http://www.w3.org/1998/Math/MathML" display="block">
  <semantics>
    <mi>S</mi>
    <annotation encoding="StarMath 5.0">S</annotation>
  </semantics>
</math>
</file>

<file path=Object 373/content.xml><?xml version="1.0" encoding="utf-8"?>
<math xmlns="http://www.w3.org/1998/Math/MathML" display="block">
  <semantics>
    <mi>E</mi>
    <annotation encoding="StarMath 5.0">E</annotation>
  </semantics>
</math>
</file>

<file path=Object 374/content.xml><?xml version="1.0" encoding="utf-8"?>
<math xmlns="http://www.w3.org/1998/Math/MathML" display="block"/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9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E</mi>
    <annotation encoding="StarMath 5.0">E</annotation>
  </semantics>
</math>
</file>

<file path=Object 381/content.xml><?xml version="1.0" encoding="utf-8"?>
<math xmlns="http://www.w3.org/1998/Math/MathML" display="block">
  <semantics>
    <mi>X</mi>
    <annotation encoding="StarMath 5.0">X</annotation>
  </semantics>
</math>
</file>

<file path=Object 382/content.xml><?xml version="1.0" encoding="utf-8"?>
<math xmlns="http://www.w3.org/1998/Math/MathML" display="block">
  <semantics>
    <mi>P</mi>
    <annotation encoding="StarMath 5.0">P</annotation>
  </semantics>
</math>
</file>

<file path=Object 383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384/content.xml><?xml version="1.0" encoding="utf-8"?>
<math xmlns="http://www.w3.org/1998/Math/MathML" display="block">
  <semantics>
    <mn>0</mn>
    <annotation encoding="StarMath 5.0">0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 mathvariant="italic">Mange</mi>
    <annotation encoding="StarMath 5.0">Mange</annotation>
  </semantics>
</math>
</file>

<file path=Object 432/content.xml><?xml version="1.0" encoding="utf-8"?>
<math xmlns="http://www.w3.org/1998/Math/MathML" display="block">
  <semantics>
    <mi>X</mi>
    <annotation encoding="StarMath 5.0">X</annotation>
  </semantics>
</math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35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6/content.xml><?xml version="1.0" encoding="utf-8"?>
<math xmlns="http://www.w3.org/1998/Math/MathML" display="block">
  <semantics>
    <mn>1</mn>
    <annotation encoding="StarMath 5.0">1</annotation>
  </semantics>
</math>
</file>

<file path=Object 437/content.xml><?xml version="1.0" encoding="utf-8"?>
<math xmlns="http://www.w3.org/1998/Math/MathML" display="block">
  <semantics>
    <mi mathvariant="italic">En</mi>
    <annotation encoding="StarMath 5.0">En</annotation>
  </semantics>
</math>
</file>

<file path=Object 438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3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7/content.xml><?xml version="1.0" encoding="utf-8"?>
<math xmlns="http://www.w3.org/1998/Math/MathML" display="block">
  <semantics>
    <msub>
      <mi>P</mi>
      <mrow>
        <mi>M</mi>
        <mn>2</mn>
      </mrow>
    </msub>
    <annotation encoding="StarMath 5.0">P_M2</annotation>
  </semantics>
</math>
</file>

<file path=Object 448/content.xml><?xml version="1.0" encoding="utf-8"?>
<math xmlns="http://www.w3.org/1998/Math/MathML" display="block">
  <semantics>
    <msub>
      <mi>X</mi>
      <mrow>
        <mi>M</mi>
        <mn>2</mn>
      </mrow>
    </msub>
    <annotation encoding="StarMath 5.0">X_M2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8/content.xml><?xml version="1.0" encoding="utf-8"?>
<math xmlns="http://www.w3.org/1998/Math/MathML" display="block">
  <semantics>
    <msub>
      <mi>P</mi>
      <mrow>
        <mi>M</mi>
        <mn>1</mn>
      </mrow>
    </msub>
    <annotation encoding="StarMath 5.0">P_M1</annotation>
  </semantics>
</math>
</file>

<file path=Object 489/content.xml><?xml version="1.0" encoding="utf-8"?>
<math xmlns="http://www.w3.org/1998/Math/MathML" display="block">
  <semantics>
    <msub>
      <mi>X</mi>
      <mrow>
        <mi>M</mi>
        <mn>1</mn>
      </mrow>
    </msub>
    <annotation encoding="StarMath 5.0">X_M1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3/content.xml><?xml version="1.0" encoding="utf-8"?>
<math xmlns="http://www.w3.org/1998/Math/MathML" display="block">
  <semantics>
    <mi>P</mi>
    <annotation encoding="StarMath 5.0">P</annotation>
  </semantics>
</math>
</file>

<file path=Object 504/content.xml><?xml version="1.0" encoding="utf-8"?>
<math xmlns="http://www.w3.org/1998/Math/MathML" display="block">
  <semantics>
    <mi>X</mi>
    <annotation encoding="StarMath 5.0">X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P</mi>
    <annotation encoding="StarMath 5.0">P</annotation>
  </semantics>
</math>
</file>

<file path=Object 509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